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0.05pt"/>
    </style:style>
    <style:style style:name="co3" style:family="table-column">
      <style:table-column-properties fo:break-before="auto" style:column-width="83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>
      <style:table-cell-properties fo:background-color="#ffcc00"/>
      <style:text-properties fo:color="#000000"/>
    </style:style>
    <style:style style:name="ce3" style:family="table-cell" style:parent-style-name="Default">
      <style:table-cell-properties fo:background-color="#00ccff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*28" office:value-type="float" office:value="28" calcext:value-type="float">
            <text:p>28</text:p>
          </table:table-cell>
          <table:table-cell table:formula="of:=LOG([.B1]; 2)" office:value-type="float" office:value="4.8073549220576" calcext:value-type="float">
            <text:p>4.8073549221</text:p>
          </table:table-cell>
          <table:table-cell table:formula="of:=[.C1]-FLOOR([.C1];1;)" office:value-type="float" office:value="0.807354922057604" calcext:value-type="float">
            <text:p>0.8073549221</text:p>
          </table:table-cell>
          <table:table-cell/>
          <table:table-cell table:formula="of:=MIN([.D1:.D56])" office:value-type="float" office:value="0.0168082876865547" calcext:value-type="float">
            <text:p>0.0168082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]*28" office:value-type="float" office:value="56" calcext:value-type="float">
            <text:p>56</text:p>
          </table:table-cell>
          <table:table-cell table:formula="of:=LOG([.B2]; 2)" office:value-type="float" office:value="5.8073549220576" calcext:value-type="float">
            <text:p>5.8073549221</text:p>
          </table:table-cell>
          <table:table-cell table:formula="of:=[.C2]-FLOOR([.C2];1;)" office:value-type="float" office:value="0.807354922057605" calcext:value-type="float">
            <text:p>0.807354922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]*28" office:value-type="float" office:value="84" calcext:value-type="float">
            <text:p>84</text:p>
          </table:table-cell>
          <table:table-cell table:formula="of:=LOG([.B3]; 2)" office:value-type="float" office:value="6.39231742277876" calcext:value-type="float">
            <text:p>6.3923174228</text:p>
          </table:table-cell>
          <table:table-cell table:formula="of:=[.C3]-FLOOR([.C3];1;)" office:value-type="float" office:value="0.39231742277876" calcext:value-type="float">
            <text:p>0.392317422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]*28" office:value-type="float" office:value="112" calcext:value-type="float">
            <text:p>112</text:p>
          </table:table-cell>
          <table:table-cell table:formula="of:=LOG([.B4]; 2)" office:value-type="float" office:value="6.8073549220576" calcext:value-type="float">
            <text:p>6.8073549221</text:p>
          </table:table-cell>
          <table:table-cell table:formula="of:=[.C4]-FLOOR([.C4];1;)" office:value-type="float" office:value="0.807354922057604" calcext:value-type="float">
            <text:p>0.80735492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]*28" office:value-type="float" office:value="140" calcext:value-type="float">
            <text:p>140</text:p>
          </table:table-cell>
          <table:table-cell table:formula="of:=LOG([.B5]; 2)" office:value-type="float" office:value="7.12928301694497" calcext:value-type="float">
            <text:p>7.1292830169</text:p>
          </table:table-cell>
          <table:table-cell table:formula="of:=[.C5]-FLOOR([.C5];1;)" office:value-type="float" office:value="0.129283016944966" calcext:value-type="float">
            <text:p>0.129283016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]*28" office:value-type="float" office:value="168" calcext:value-type="float">
            <text:p>168</text:p>
          </table:table-cell>
          <table:table-cell table:formula="of:=LOG([.B6]; 2)" office:value-type="float" office:value="7.39231742277876" calcext:value-type="float">
            <text:p>7.3923174228</text:p>
          </table:table-cell>
          <table:table-cell table:formula="of:=[.C6]-FLOOR([.C6];1;)" office:value-type="float" office:value="0.392317422778761" calcext:value-type="float">
            <text:p>0.392317422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]*28" office:value-type="float" office:value="196" calcext:value-type="float">
            <text:p>196</text:p>
          </table:table-cell>
          <table:table-cell table:formula="of:=LOG([.B7]; 2)" office:value-type="float" office:value="7.61470984411521" calcext:value-type="float">
            <text:p>7.6147098441</text:p>
          </table:table-cell>
          <table:table-cell table:formula="of:=[.C7]-FLOOR([.C7];1;)" office:value-type="float" office:value="0.614709844115207" calcext:value-type="float">
            <text:p>0.614709844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]*28" office:value-type="float" office:value="224" calcext:value-type="float">
            <text:p>224</text:p>
          </table:table-cell>
          <table:table-cell table:formula="of:=LOG([.B8]; 2)" office:value-type="float" office:value="7.8073549220576" calcext:value-type="float">
            <text:p>7.8073549221</text:p>
          </table:table-cell>
          <table:table-cell table:formula="of:=[.C8]-FLOOR([.C8];1;)" office:value-type="float" office:value="0.807354922057604" calcext:value-type="float">
            <text:p>0.807354922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]*28" office:value-type="float" office:value="252" calcext:value-type="float">
            <text:p>252</text:p>
          </table:table-cell>
          <table:table-cell table:formula="of:=LOG([.B9]; 2)" office:value-type="float" office:value="7.97727992349992" calcext:value-type="float">
            <text:p>7.9772799235</text:p>
          </table:table-cell>
          <table:table-cell table:formula="of:=[.C9]-FLOOR([.C9];1;)" office:value-type="float" office:value="0.977279923499917" calcext:value-type="float">
            <text:p>0.97727992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]*28" office:value-type="float" office:value="280" calcext:value-type="float">
            <text:p>280</text:p>
          </table:table-cell>
          <table:table-cell table:formula="of:=LOG([.B10]; 2)" office:value-type="float" office:value="8.12928301694497" calcext:value-type="float">
            <text:p>8.1292830169</text:p>
          </table:table-cell>
          <table:table-cell table:formula="of:=[.C10]-FLOOR([.C10];1;)" office:value-type="float" office:value="0.129283016944965" calcext:value-type="float">
            <text:p>0.129283016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1]*28" office:value-type="float" office:value="308" calcext:value-type="float">
            <text:p>308</text:p>
          </table:table-cell>
          <table:table-cell table:formula="of:=LOG([.B11]; 2)" office:value-type="float" office:value="8.2667865406949" calcext:value-type="float">
            <text:p>8.2667865407</text:p>
          </table:table-cell>
          <table:table-cell table:formula="of:=[.C11]-FLOOR([.C11];1;)" office:value-type="float" office:value="0.2667865406949" calcext:value-type="float">
            <text:p>0.266786540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2]*28" office:value-type="float" office:value="336" calcext:value-type="float">
            <text:p>336</text:p>
          </table:table-cell>
          <table:table-cell table:formula="of:=LOG([.B12]; 2)" office:value-type="float" office:value="8.39231742277876" calcext:value-type="float">
            <text:p>8.3923174228</text:p>
          </table:table-cell>
          <table:table-cell table:formula="of:=[.C12]-FLOOR([.C12];1;)" office:value-type="float" office:value="0.39231742277876" calcext:value-type="float">
            <text:p>0.392317422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]*28" office:value-type="float" office:value="364" calcext:value-type="float">
            <text:p>364</text:p>
          </table:table-cell>
          <table:table-cell table:formula="of:=LOG([.B13]; 2)" office:value-type="float" office:value="8.5077946401987" calcext:value-type="float">
            <text:p>8.5077946402</text:p>
          </table:table-cell>
          <table:table-cell table:formula="of:=[.C13]-FLOOR([.C13];1;)" office:value-type="float" office:value="0.507794640198696" calcext:value-type="float">
            <text:p>0.507794640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4]*28" office:value-type="float" office:value="392" calcext:value-type="float">
            <text:p>392</text:p>
          </table:table-cell>
          <table:table-cell table:formula="of:=LOG([.B14]; 2)" office:value-type="float" office:value="8.61470984411521" calcext:value-type="float">
            <text:p>8.6147098441</text:p>
          </table:table-cell>
          <table:table-cell table:formula="of:=[.C14]-FLOOR([.C14];1;)" office:value-type="float" office:value="0.614709844115207" calcext:value-type="float">
            <text:p>0.614709844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5]*28" office:value-type="float" office:value="420" calcext:value-type="float">
            <text:p>420</text:p>
          </table:table-cell>
          <table:table-cell table:formula="of:=LOG([.B15]; 2)" office:value-type="float" office:value="8.71424551766612" calcext:value-type="float">
            <text:p>8.7142455177</text:p>
          </table:table-cell>
          <table:table-cell table:formula="of:=[.C15]-FLOOR([.C15];1;)" office:value-type="float" office:value="0.714245517666123" calcext:value-type="float">
            <text:p>0.714245517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6]*28" office:value-type="float" office:value="448" calcext:value-type="float">
            <text:p>448</text:p>
          </table:table-cell>
          <table:table-cell table:formula="of:=LOG([.B16]; 2)" office:value-type="float" office:value="8.8073549220576" calcext:value-type="float">
            <text:p>8.8073549221</text:p>
          </table:table-cell>
          <table:table-cell table:formula="of:=[.C16]-FLOOR([.C16];1;)" office:value-type="float" office:value="0.807354922057604" calcext:value-type="float">
            <text:p>0.807354922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7]*28" office:value-type="float" office:value="476" calcext:value-type="float">
            <text:p>476</text:p>
          </table:table-cell>
          <table:table-cell table:formula="of:=LOG([.B17]; 2)" office:value-type="float" office:value="8.89481776330794" calcext:value-type="float">
            <text:p>8.8948177633</text:p>
          </table:table-cell>
          <table:table-cell table:formula="of:=[.C17]-FLOOR([.C17];1;)" office:value-type="float" office:value="0.894817763307945" calcext:value-type="float">
            <text:p>0.894817763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8]*28" office:value-type="float" office:value="504" calcext:value-type="float">
            <text:p>504</text:p>
          </table:table-cell>
          <table:table-cell table:formula="of:=LOG([.B18]; 2)" office:value-type="float" office:value="8.97727992349992" calcext:value-type="float">
            <text:p>8.9772799235</text:p>
          </table:table-cell>
          <table:table-cell table:formula="of:=[.C18]-FLOOR([.C18];1;)" office:value-type="float" office:value="0.977279923499918" calcext:value-type="float">
            <text:p>0.977279923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9]*28" office:value-type="float" office:value="532" calcext:value-type="float">
            <text:p>532</text:p>
          </table:table-cell>
          <table:table-cell table:formula="of:=LOG([.B19]; 2)" office:value-type="float" office:value="9.05528243550119" calcext:value-type="float">
            <text:p>9.0552824355</text:p>
          </table:table-cell>
          <table:table-cell table:formula="of:=[.C19]-FLOOR([.C19];1;)" office:value-type="float" office:value="0.0552824355011907" calcext:value-type="float">
            <text:p>0.055282435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0]*28" office:value-type="float" office:value="560" calcext:value-type="float">
            <text:p>560</text:p>
          </table:table-cell>
          <table:table-cell table:formula="of:=LOG([.B20]; 2)" office:value-type="float" office:value="9.12928301694497" calcext:value-type="float">
            <text:p>9.1292830169</text:p>
          </table:table-cell>
          <table:table-cell table:formula="of:=[.C20]-FLOOR([.C20];1;)" office:value-type="float" office:value="0.129283016944967" calcext:value-type="float">
            <text:p>0.129283016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1]*28" office:value-type="float" office:value="588" calcext:value-type="float">
            <text:p>588</text:p>
          </table:table-cell>
          <table:table-cell table:formula="of:=LOG([.B21]; 2)" office:value-type="float" office:value="9.19967234483637" calcext:value-type="float">
            <text:p>9.1996723448</text:p>
          </table:table-cell>
          <table:table-cell table:formula="of:=[.C21]-FLOOR([.C21];1;)" office:value-type="float" office:value="0.199672344836365" calcext:value-type="float">
            <text:p>0.199672344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2]*28" office:value-type="float" office:value="616" calcext:value-type="float">
            <text:p>616</text:p>
          </table:table-cell>
          <table:table-cell table:formula="of:=LOG([.B22]; 2)" office:value-type="float" office:value="9.2667865406949" calcext:value-type="float">
            <text:p>9.2667865407</text:p>
          </table:table-cell>
          <table:table-cell table:formula="of:=[.C22]-FLOOR([.C22];1;)" office:value-type="float" office:value="0.266786540694902" calcext:value-type="float">
            <text:p>0.266786540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3]*28" office:value-type="float" office:value="644" calcext:value-type="float">
            <text:p>644</text:p>
          </table:table-cell>
          <table:table-cell table:formula="of:=LOG([.B23]; 2)" office:value-type="float" office:value="9.33091687811462" calcext:value-type="float">
            <text:p>9.3309168781</text:p>
          </table:table-cell>
          <table:table-cell table:formula="of:=[.C23]-FLOOR([.C23];1;)" office:value-type="float" office:value="0.330916878114618" calcext:value-type="float">
            <text:p>0.330916878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4]*28" office:value-type="float" office:value="672" calcext:value-type="float">
            <text:p>672</text:p>
          </table:table-cell>
          <table:table-cell table:formula="of:=LOG([.B24]; 2)" office:value-type="float" office:value="9.39231742277876" calcext:value-type="float">
            <text:p>9.3923174228</text:p>
          </table:table-cell>
          <table:table-cell table:formula="of:=[.C24]-FLOOR([.C24];1;)" office:value-type="float" office:value="0.39231742277876" calcext:value-type="float">
            <text:p>0.392317422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]*28" office:value-type="float" office:value="700" calcext:value-type="float">
            <text:p>700</text:p>
          </table:table-cell>
          <table:table-cell table:formula="of:=LOG([.B25]; 2)" office:value-type="float" office:value="9.45121111183233" calcext:value-type="float">
            <text:p>9.4512111118</text:p>
          </table:table-cell>
          <table:table-cell table:formula="of:=[.C25]-FLOOR([.C25];1;)" office:value-type="float" office:value="0.451211111832329" calcext:value-type="float">
            <text:p>0.451211111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]*28" office:value-type="float" office:value="728" calcext:value-type="float">
            <text:p>728</text:p>
          </table:table-cell>
          <table:table-cell table:formula="of:=LOG([.B26]; 2)" office:value-type="float" office:value="9.5077946401987" calcext:value-type="float">
            <text:p>9.5077946402</text:p>
          </table:table-cell>
          <table:table-cell table:formula="of:=[.C26]-FLOOR([.C26];1;)" office:value-type="float" office:value="0.507794640198696" calcext:value-type="float">
            <text:p>0.507794640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]*28" office:value-type="float" office:value="756" calcext:value-type="float">
            <text:p>756</text:p>
          </table:table-cell>
          <table:table-cell table:formula="of:=LOG([.B27]; 2)" office:value-type="float" office:value="9.56224242422107" calcext:value-type="float">
            <text:p>9.5622424242</text:p>
          </table:table-cell>
          <table:table-cell table:formula="of:=[.C27]-FLOOR([.C27];1;)" office:value-type="float" office:value="0.562242424221074" calcext:value-type="float">
            <text:p>0.562242424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8]*28" office:value-type="float" office:value="784" calcext:value-type="float">
            <text:p>784</text:p>
          </table:table-cell>
          <table:table-cell table:formula="of:=LOG([.B28]; 2)" office:value-type="float" office:value="9.61470984411521" calcext:value-type="float">
            <text:p>9.6147098441</text:p>
          </table:table-cell>
          <table:table-cell table:formula="of:=[.C28]-FLOOR([.C28];1;)" office:value-type="float" office:value="0.614709844115207" calcext:value-type="float">
            <text:p>0.614709844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9]*28" office:value-type="float" office:value="812" calcext:value-type="float">
            <text:p>812</text:p>
          </table:table-cell>
          <table:table-cell table:formula="of:=LOG([.B29]; 2)" office:value-type="float" office:value="9.66533591718518" calcext:value-type="float">
            <text:p>9.6653359172</text:p>
          </table:table-cell>
          <table:table-cell table:formula="of:=[.C29]-FLOOR([.C29];1;)" office:value-type="float" office:value="0.665335917185177" calcext:value-type="float">
            <text:p>0.665335917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0]*28" office:value-type="float" office:value="840" calcext:value-type="float">
            <text:p>840</text:p>
          </table:table-cell>
          <table:table-cell table:formula="of:=LOG([.B30]; 2)" office:value-type="float" office:value="9.71424551766612" calcext:value-type="float">
            <text:p>9.7142455177</text:p>
          </table:table-cell>
          <table:table-cell table:formula="of:=[.C30]-FLOOR([.C30];1;)" office:value-type="float" office:value="0.714245517666123" calcext:value-type="float">
            <text:p>0.714245517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1]*28" office:value-type="float" office:value="868" calcext:value-type="float">
            <text:p>868</text:p>
          </table:table-cell>
          <table:table-cell table:formula="of:=LOG([.B31]; 2)" office:value-type="float" office:value="9.76155123244448" calcext:value-type="float">
            <text:p>9.7615512324</text:p>
          </table:table-cell>
          <table:table-cell table:formula="of:=[.C31]-FLOOR([.C31];1;)" office:value-type="float" office:value="0.76155123244448" calcext:value-type="float">
            <text:p>0.761551232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2]*28" office:value-type="float" office:value="896" calcext:value-type="float">
            <text:p>896</text:p>
          </table:table-cell>
          <table:table-cell table:formula="of:=LOG([.B32]; 2)" office:value-type="float" office:value="9.8073549220576" calcext:value-type="float">
            <text:p>9.8073549221</text:p>
          </table:table-cell>
          <table:table-cell table:formula="of:=[.C32]-FLOOR([.C32];1;)" office:value-type="float" office:value="0.807354922057604" calcext:value-type="float">
            <text:p>0.807354922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3]*28" office:value-type="float" office:value="924" calcext:value-type="float">
            <text:p>924</text:p>
          </table:table-cell>
          <table:table-cell table:formula="of:=LOG([.B33]; 2)" office:value-type="float" office:value="9.85174904141606" calcext:value-type="float">
            <text:p>9.8517490414</text:p>
          </table:table-cell>
          <table:table-cell table:formula="of:=[.C33]-FLOOR([.C33];1;)" office:value-type="float" office:value="0.851749041416058" calcext:value-type="float">
            <text:p>0.851749041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4]*28" office:value-type="float" office:value="952" calcext:value-type="float">
            <text:p>952</text:p>
          </table:table-cell>
          <table:table-cell table:formula="of:=LOG([.B34]; 2)" office:value-type="float" office:value="9.89481776330794" calcext:value-type="float">
            <text:p>9.8948177633</text:p>
          </table:table-cell>
          <table:table-cell table:formula="of:=[.C34]-FLOOR([.C34];1;)" office:value-type="float" office:value="0.894817763307943" calcext:value-type="float">
            <text:p>0.894817763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5]*28" office:value-type="float" office:value="980" calcext:value-type="float">
            <text:p>980</text:p>
          </table:table-cell>
          <table:table-cell table:formula="of:=LOG([.B35]; 2)" office:value-type="float" office:value="9.93663793900257" calcext:value-type="float">
            <text:p>9.9366379390</text:p>
          </table:table-cell>
          <table:table-cell table:formula="of:=[.C35]-FLOOR([.C35];1;)" office:value-type="float" office:value="0.936637939002571" calcext:value-type="float">
            <text:p>0.936637939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6]*28" office:value-type="float" office:value="1008" calcext:value-type="float">
            <text:p>1008</text:p>
          </table:table-cell>
          <table:table-cell table:formula="of:=LOG([.B36]; 2)" office:value-type="float" office:value="9.97727992349992" calcext:value-type="float">
            <text:p>9.9772799235</text:p>
          </table:table-cell>
          <table:table-cell table:formula="of:=[.C36]-FLOOR([.C36];1;)" office:value-type="float" office:value="0.977279923499918" calcext:value-type="float">
            <text:p>0.977279923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7]*28" office:value-type="float" office:value="1036" calcext:value-type="float">
            <text:p>1036</text:p>
          </table:table-cell>
          <table:table-cell table:formula="of:=LOG([.B37]; 2)" office:value-type="float" office:value="10.0168082876866" calcext:value-type="float">
            <text:p>10.0168082877</text:p>
          </table:table-cell>
          <table:table-cell table:formula="of:=[.C37]-FLOOR([.C37];1;)" office:value-type="float" office:value="0.0168082876865547" calcext:value-type="float">
            <text:p>0.016808287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8]*28" office:value-type="float" office:value="1064" calcext:value-type="float">
            <text:p>1064</text:p>
          </table:table-cell>
          <table:table-cell table:formula="of:=LOG([.B38]; 2)" office:value-type="float" office:value="10.0552824355012" calcext:value-type="float">
            <text:p>10.0552824355</text:p>
          </table:table-cell>
          <table:table-cell table:formula="of:=[.C38]-FLOOR([.C38];1;)" office:value-type="float" office:value="0.0552824355011907" calcext:value-type="float">
            <text:p>0.055282435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9]*28" office:value-type="float" office:value="1092" calcext:value-type="float">
            <text:p>1092</text:p>
          </table:table-cell>
          <table:table-cell table:formula="of:=LOG([.B39]; 2)" office:value-type="float" office:value="10.0927571409199" calcext:value-type="float">
            <text:p>10.0927571409</text:p>
          </table:table-cell>
          <table:table-cell table:formula="of:=[.C39]-FLOOR([.C39];1;)" office:value-type="float" office:value="0.0927571409198524" calcext:value-type="float">
            <text:p>0.092757140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0]*28" office:value-type="float" office:value="1120" calcext:value-type="float">
            <text:p>1120</text:p>
          </table:table-cell>
          <table:table-cell table:formula="of:=LOG([.B40]; 2)" office:value-type="float" office:value="10.129283016945" calcext:value-type="float">
            <text:p>10.1292830169</text:p>
          </table:table-cell>
          <table:table-cell table:formula="of:=[.C40]-FLOOR([.C40];1;)" office:value-type="float" office:value="0.129283016944967" calcext:value-type="float">
            <text:p>0.129283016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1]*28" office:value-type="float" office:value="1148" calcext:value-type="float">
            <text:p>1148</text:p>
          </table:table-cell>
          <table:table-cell table:formula="of:=LOG([.B41]; 2)" office:value-type="float" office:value="10.1649069266757" calcext:value-type="float">
            <text:p>10.1649069267</text:p>
          </table:table-cell>
          <table:table-cell table:formula="of:=[.C41]-FLOOR([.C41];1;)" office:value-type="float" office:value="0.164906926675688" calcext:value-type="float">
            <text:p>0.164906926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2]*28" office:value-type="float" office:value="1176" calcext:value-type="float">
            <text:p>1176</text:p>
          </table:table-cell>
          <table:table-cell table:formula="of:=LOG([.B42]; 2)" office:value-type="float" office:value="10.1996723448364" calcext:value-type="float">
            <text:p>10.1996723448</text:p>
          </table:table-cell>
          <table:table-cell table:formula="of:=[.C42]-FLOOR([.C42];1;)" office:value-type="float" office:value="0.199672344836365" calcext:value-type="float">
            <text:p>0.199672344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3]*28" office:value-type="float" office:value="1204" calcext:value-type="float">
            <text:p>1204</text:p>
          </table:table-cell>
          <table:table-cell table:formula="of:=LOG([.B43]; 2)" office:value-type="float" office:value="10.2336196767597" calcext:value-type="float">
            <text:p>10.2336196768</text:p>
          </table:table-cell>
          <table:table-cell table:formula="of:=[.C43]-FLOOR([.C43];1;)" office:value-type="float" office:value="0.233619676759702" calcext:value-type="float">
            <text:p>0.233619676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4]*28" office:value-type="float" office:value="1232" calcext:value-type="float">
            <text:p>1232</text:p>
          </table:table-cell>
          <table:table-cell table:formula="of:=LOG([.B44]; 2)" office:value-type="float" office:value="10.2667865406949" calcext:value-type="float">
            <text:p>10.2667865407</text:p>
          </table:table-cell>
          <table:table-cell table:formula="of:=[.C44]-FLOOR([.C44];1;)" office:value-type="float" office:value="0.266786540694902" calcext:value-type="float">
            <text:p>0.266786540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5]*28" office:value-type="float" office:value="1260" calcext:value-type="float">
            <text:p>1260</text:p>
          </table:table-cell>
          <table:table-cell table:formula="of:=LOG([.B45]; 2)" office:value-type="float" office:value="10.2992080183873" calcext:value-type="float">
            <text:p>10.2992080184</text:p>
          </table:table-cell>
          <table:table-cell table:formula="of:=[.C45]-FLOOR([.C45];1;)" office:value-type="float" office:value="0.299208018387279" calcext:value-type="float">
            <text:p>0.299208018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6]*28" office:value-type="float" office:value="1288" calcext:value-type="float">
            <text:p>1288</text:p>
          </table:table-cell>
          <table:table-cell table:formula="of:=LOG([.B46]; 2)" office:value-type="float" office:value="10.3309168781146" calcext:value-type="float">
            <text:p>10.3309168781</text:p>
          </table:table-cell>
          <table:table-cell table:formula="of:=[.C46]-FLOOR([.C46];1;)" office:value-type="float" office:value="0.330916878114618" calcext:value-type="float">
            <text:p>0.330916878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7]*28" office:value-type="float" office:value="1316" calcext:value-type="float">
            <text:p>1316</text:p>
          </table:table-cell>
          <table:table-cell table:formula="of:=LOG([.B47]; 2)" office:value-type="float" office:value="10.3619437737352" calcext:value-type="float">
            <text:p>10.3619437737</text:p>
          </table:table-cell>
          <table:table-cell table:formula="of:=[.C47]-FLOOR([.C47];1;)" office:value-type="float" office:value="0.361943773735241" calcext:value-type="float">
            <text:p>0.361943773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8]*28" office:value-type="float" office:value="1344" calcext:value-type="float">
            <text:p>1344</text:p>
          </table:table-cell>
          <table:table-cell table:formula="of:=LOG([.B48]; 2)" office:value-type="float" office:value="10.3923174227788" calcext:value-type="float">
            <text:p>10.3923174228</text:p>
          </table:table-cell>
          <table:table-cell table:formula="of:=[.C48]-FLOOR([.C48];1;)" office:value-type="float" office:value="0.392317422778762" calcext:value-type="float">
            <text:p>0.392317422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9]*28" office:value-type="float" office:value="1372" calcext:value-type="float">
            <text:p>1372</text:p>
          </table:table-cell>
          <table:table-cell table:formula="of:=LOG([.B49]; 2)" office:value-type="float" office:value="10.4220647661728" calcext:value-type="float">
            <text:p>10.4220647662</text:p>
          </table:table-cell>
          <table:table-cell table:formula="of:=[.C49]-FLOOR([.C49];1;)" office:value-type="float" office:value="0.422064766172813" calcext:value-type="float">
            <text:p>0.422064766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0]*28" office:value-type="float" office:value="1400" calcext:value-type="float">
            <text:p>1400</text:p>
          </table:table-cell>
          <table:table-cell table:formula="of:=LOG([.B50]; 2)" office:value-type="float" office:value="10.4512111118323" calcext:value-type="float">
            <text:p>10.4512111118</text:p>
          </table:table-cell>
          <table:table-cell table:formula="of:=[.C50]-FLOOR([.C50];1;)" office:value-type="float" office:value="0.451211111832329" calcext:value-type="float">
            <text:p>0.451211111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1]*28" office:value-type="float" office:value="1428" calcext:value-type="float">
            <text:p>1428</text:p>
          </table:table-cell>
          <table:table-cell table:formula="of:=LOG([.B51]; 2)" office:value-type="float" office:value="10.4797802640291" calcext:value-type="float">
            <text:p>10.4797802640</text:p>
          </table:table-cell>
          <table:table-cell table:formula="of:=[.C51]-FLOOR([.C51];1;)" office:value-type="float" office:value="0.479780264029101" calcext:value-type="float">
            <text:p>0.479780264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2]*28" office:value-type="float" office:value="1456" calcext:value-type="float">
            <text:p>1456</text:p>
          </table:table-cell>
          <table:table-cell table:formula="of:=LOG([.B52]; 2)" office:value-type="float" office:value="10.5077946401987" calcext:value-type="float">
            <text:p>10.5077946402</text:p>
          </table:table-cell>
          <table:table-cell table:formula="of:=[.C52]-FLOOR([.C52];1;)" office:value-type="float" office:value="0.507794640198696" calcext:value-type="float">
            <text:p>0.507794640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3]*28" office:value-type="float" office:value="1484" calcext:value-type="float">
            <text:p>1484</text:p>
          </table:table-cell>
          <table:table-cell table:formula="of:=LOG([.B53]; 2)" office:value-type="float" office:value="10.5352753766208" calcext:value-type="float">
            <text:p>10.5352753766</text:p>
          </table:table-cell>
          <table:table-cell table:formula="of:=[.C53]-FLOOR([.C53];1;)" office:value-type="float" office:value="0.535275376620804" calcext:value-type="float">
            <text:p>0.535275376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4]*28" office:value-type="float" office:value="1512" calcext:value-type="float">
            <text:p>1512</text:p>
          </table:table-cell>
          <table:table-cell table:formula="of:=LOG([.B54]; 2)" office:value-type="float" office:value="10.5622424242211" calcext:value-type="float">
            <text:p>10.5622424242</text:p>
          </table:table-cell>
          <table:table-cell table:formula="of:=[.C54]-FLOOR([.C54];1;)" office:value-type="float" office:value="0.562242424221072" calcext:value-type="float">
            <text:p>0.562242424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5]*28" office:value-type="float" office:value="1540" calcext:value-type="float">
            <text:p>1540</text:p>
          </table:table-cell>
          <table:table-cell table:formula="of:=LOG([.B55]; 2)" office:value-type="float" office:value="10.5887146355823" calcext:value-type="float">
            <text:p>10.5887146356</text:p>
          </table:table-cell>
          <table:table-cell table:formula="of:=[.C55]-FLOOR([.C55];1;)" office:value-type="float" office:value="0.588714635582264" calcext:value-type="float">
            <text:p>0.588714635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6]*28" office:value-type="float" office:value="1568" calcext:value-type="float">
            <text:p>1568</text:p>
          </table:table-cell>
          <table:table-cell table:formula="of:=LOG([.B56]; 2)" office:value-type="float" office:value="10.6147098441152" calcext:value-type="float">
            <text:p>10.6147098441</text:p>
          </table:table-cell>
          <table:table-cell table:formula="of:=[.C56]-FLOOR([.C56];1;)" office:value-type="float" office:value="0.614709844115209" calcext:value-type="float">
            <text:p>0.6147098441</text:p>
          </table:table-cell>
          <table:table-cell table:number-columns-repeated="2"/>
        </table:table-row>
        <table:table-row table:style-name="ro1" table:number-rows-repeated="104851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heops</text:p>
          </table:table-cell>
          <table:table-cell/>
          <table:table-cell office:value-type="string" calcext:value-type="string">
            <text:p>Phase2 MU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12" office:value-type="float" office:value="12" calcext:value-type="float">
            <text:p>12</text:p>
          </table:table-cell>
          <table:table-cell table:formula="of:=POWER(2;FLOOR(LOG([.B2];2);1))" office:value-type="float" office:value="8" calcext:value-type="float">
            <text:p>8</text:p>
          </table:table-cell>
          <table:table-cell table:formula="of:=28*[.A2]" office:value-type="float" office:value="28" calcext:value-type="float">
            <text:p>28</text:p>
          </table:table-cell>
          <table:table-cell table:formula="of:=POWER(2;FLOOR(LOG([.D2];2);1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12" office:value-type="float" office:value="24" calcext:value-type="float">
            <text:p>24</text:p>
          </table:table-cell>
          <table:table-cell table:formula="of:=POWER(2;FLOOR(LOG([.B3];2);1))" office:value-type="float" office:value="16" calcext:value-type="float">
            <text:p>16</text:p>
          </table:table-cell>
          <table:table-cell table:formula="of:=28*[.A3]" office:value-type="float" office:value="56" calcext:value-type="float">
            <text:p>56</text:p>
          </table:table-cell>
          <table:table-cell table:formula="of:=POWER(2;FLOOR(LOG([.D3];2);1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12" office:value-type="float" office:value="36" calcext:value-type="float">
            <text:p>36</text:p>
          </table:table-cell>
          <table:table-cell table:formula="of:=POWER(2;FLOOR(LOG([.B4];2);1))" office:value-type="float" office:value="32" calcext:value-type="float">
            <text:p>32</text:p>
          </table:table-cell>
          <table:table-cell table:formula="of:=28*[.A4]" office:value-type="float" office:value="84" calcext:value-type="float">
            <text:p>84</text:p>
          </table:table-cell>
          <table:table-cell table:formula="of:=POWER(2;FLOOR(LOG([.D4];2);1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12" office:value-type="float" office:value="48" calcext:value-type="float">
            <text:p>48</text:p>
          </table:table-cell>
          <table:table-cell table:formula="of:=POWER(2;FLOOR(LOG([.B5];2);1))" office:value-type="float" office:value="32" calcext:value-type="float">
            <text:p>32</text:p>
          </table:table-cell>
          <table:table-cell table:formula="of:=28*[.A5]" office:value-type="float" office:value="112" calcext:value-type="float">
            <text:p>112</text:p>
          </table:table-cell>
          <table:table-cell table:formula="of:=POWER(2;FLOOR(LOG([.D5];2);1))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6]*12" office:value-type="float" office:value="60" calcext:value-type="float">
            <text:p>60</text:p>
          </table:table-cell>
          <table:table-cell table:formula="of:=POWER(2;FLOOR(LOG([.B6];2);1))" office:value-type="float" office:value="32" calcext:value-type="float">
            <text:p>32</text:p>
          </table:table-cell>
          <table:table-cell table:style-name="ce2" table:formula="of:=28*[.A6]" office:value-type="float" office:value="140" calcext:value-type="float">
            <text:p>140</text:p>
          </table:table-cell>
          <table:table-cell table:style-name="ce2" table:formula="of:=POWER(2;FLOOR(LOG([.D6];2);1))" office:value-type="float" office:value="128" calcext:value-type="float">
            <text:p>12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[.A7]*12" office:value-type="float" office:value="72" calcext:value-type="float">
            <text:p>72</text:p>
          </table:table-cell>
          <table:table-cell table:style-name="ce3" table:formula="of:=POWER(2;FLOOR(LOG([.B7];2);1))" office:value-type="float" office:value="64" calcext:value-type="float">
            <text:p>64</text:p>
          </table:table-cell>
          <table:table-cell table:formula="of:=28*[.A7]" office:value-type="float" office:value="168" calcext:value-type="float">
            <text:p>168</text:p>
          </table:table-cell>
          <table:table-cell table:formula="of:=POWER(2;FLOOR(LOG([.D7];2);1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12" office:value-type="float" office:value="84" calcext:value-type="float">
            <text:p>84</text:p>
          </table:table-cell>
          <table:table-cell table:formula="of:=POWER(2;FLOOR(LOG([.B8];2);1))" office:value-type="float" office:value="64" calcext:value-type="float">
            <text:p>64</text:p>
          </table:table-cell>
          <table:table-cell table:formula="of:=28*[.A8]" office:value-type="float" office:value="196" calcext:value-type="float">
            <text:p>196</text:p>
          </table:table-cell>
          <table:table-cell table:formula="of:=POWER(2;FLOOR(LOG([.D8];2);1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12" office:value-type="float" office:value="96" calcext:value-type="float">
            <text:p>96</text:p>
          </table:table-cell>
          <table:table-cell table:formula="of:=POWER(2;FLOOR(LOG([.B9];2);1))" office:value-type="float" office:value="64" calcext:value-type="float">
            <text:p>64</text:p>
          </table:table-cell>
          <table:table-cell table:formula="of:=28*[.A9]" office:value-type="float" office:value="224" calcext:value-type="float">
            <text:p>224</text:p>
          </table:table-cell>
          <table:table-cell table:formula="of:=POWER(2;FLOOR(LOG([.D9];2);1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12" office:value-type="float" office:value="108" calcext:value-type="float">
            <text:p>108</text:p>
          </table:table-cell>
          <table:table-cell table:formula="of:=POWER(2;FLOOR(LOG([.B10];2);1))" office:value-type="float" office:value="64" calcext:value-type="float">
            <text:p>64</text:p>
          </table:table-cell>
          <table:table-cell table:formula="of:=28*[.A10]" office:value-type="float" office:value="252" calcext:value-type="float">
            <text:p>252</text:p>
          </table:table-cell>
          <table:table-cell table:formula="of:=POWER(2;FLOOR(LOG([.D10];2);1))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11]*12" office:value-type="float" office:value="120" calcext:value-type="float">
            <text:p>120</text:p>
          </table:table-cell>
          <table:table-cell table:formula="of:=POWER(2;FLOOR(LOG([.B11];2);1))" office:value-type="float" office:value="64" calcext:value-type="float">
            <text:p>64</text:p>
          </table:table-cell>
          <table:table-cell table:style-name="ce2" table:formula="of:=28*[.A11]" office:value-type="float" office:value="280" calcext:value-type="float">
            <text:p>280</text:p>
          </table:table-cell>
          <table:table-cell table:style-name="ce2" table:formula="of:=POWER(2;FLOOR(LOG([.D11];2);1))" office:value-type="float" office:value="256" calcext:value-type="float">
            <text:p>256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table:formula="of:=[.A12]*12" office:value-type="float" office:value="132" calcext:value-type="float">
            <text:p>132</text:p>
          </table:table-cell>
          <table:table-cell table:style-name="ce3" table:formula="of:=POWER(2;FLOOR(LOG([.B12];2);1))" office:value-type="float" office:value="128" calcext:value-type="float">
            <text:p>128</text:p>
          </table:table-cell>
          <table:table-cell table:formula="of:=28*[.A12]" office:value-type="float" office:value="308" calcext:value-type="float">
            <text:p>308</text:p>
          </table:table-cell>
          <table:table-cell table:formula="of:=POWER(2;FLOOR(LOG([.D12];2);1)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]*12" office:value-type="float" office:value="144" calcext:value-type="float">
            <text:p>144</text:p>
          </table:table-cell>
          <table:table-cell table:formula="of:=POWER(2;FLOOR(LOG([.B13];2);1))" office:value-type="float" office:value="128" calcext:value-type="float">
            <text:p>128</text:p>
          </table:table-cell>
          <table:table-cell table:formula="of:=28*[.A13]" office:value-type="float" office:value="336" calcext:value-type="float">
            <text:p>336</text:p>
          </table:table-cell>
          <table:table-cell table:formula="of:=POWER(2;FLOOR(LOG([.D13];2);1)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*12" office:value-type="float" office:value="156" calcext:value-type="float">
            <text:p>156</text:p>
          </table:table-cell>
          <table:table-cell table:formula="of:=POWER(2;FLOOR(LOG([.B14];2);1))" office:value-type="float" office:value="128" calcext:value-type="float">
            <text:p>128</text:p>
          </table:table-cell>
          <table:table-cell table:formula="of:=28*[.A14]" office:value-type="float" office:value="364" calcext:value-type="float">
            <text:p>364</text:p>
          </table:table-cell>
          <table:table-cell table:formula="of:=POWER(2;FLOOR(LOG([.D14];2);1)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]*12" office:value-type="float" office:value="168" calcext:value-type="float">
            <text:p>168</text:p>
          </table:table-cell>
          <table:table-cell table:formula="of:=POWER(2;FLOOR(LOG([.B15];2);1))" office:value-type="float" office:value="128" calcext:value-type="float">
            <text:p>128</text:p>
          </table:table-cell>
          <table:table-cell table:formula="of:=28*[.A15]" office:value-type="float" office:value="392" calcext:value-type="float">
            <text:p>392</text:p>
          </table:table-cell>
          <table:table-cell table:formula="of:=POWER(2;FLOOR(LOG([.D15];2);1)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*12" office:value-type="float" office:value="180" calcext:value-type="float">
            <text:p>180</text:p>
          </table:table-cell>
          <table:table-cell table:formula="of:=POWER(2;FLOOR(LOG([.B16];2);1))" office:value-type="float" office:value="128" calcext:value-type="float">
            <text:p>128</text:p>
          </table:table-cell>
          <table:table-cell table:formula="of:=28*[.A16]" office:value-type="float" office:value="420" calcext:value-type="float">
            <text:p>420</text:p>
          </table:table-cell>
          <table:table-cell table:formula="of:=POWER(2;FLOOR(LOG([.D16];2);1)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7]*12" office:value-type="float" office:value="192" calcext:value-type="float">
            <text:p>192</text:p>
          </table:table-cell>
          <table:table-cell table:formula="of:=POWER(2;FLOOR(LOG([.B17];2);1))" office:value-type="float" office:value="128" calcext:value-type="float">
            <text:p>128</text:p>
          </table:table-cell>
          <table:table-cell table:formula="of:=28*[.A17]" office:value-type="float" office:value="448" calcext:value-type="float">
            <text:p>448</text:p>
          </table:table-cell>
          <table:table-cell table:formula="of:=POWER(2;FLOOR(LOG([.D17];2);1)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8]*12" office:value-type="float" office:value="204" calcext:value-type="float">
            <text:p>204</text:p>
          </table:table-cell>
          <table:table-cell table:formula="of:=POWER(2;FLOOR(LOG([.B18];2);1))" office:value-type="float" office:value="128" calcext:value-type="float">
            <text:p>128</text:p>
          </table:table-cell>
          <table:table-cell table:formula="of:=28*[.A18]" office:value-type="float" office:value="476" calcext:value-type="float">
            <text:p>476</text:p>
          </table:table-cell>
          <table:table-cell table:formula="of:=POWER(2;FLOOR(LOG([.D18];2);1)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9]*12" office:value-type="float" office:value="216" calcext:value-type="float">
            <text:p>216</text:p>
          </table:table-cell>
          <table:table-cell table:formula="of:=POWER(2;FLOOR(LOG([.B19];2);1))" office:value-type="float" office:value="128" calcext:value-type="float">
            <text:p>128</text:p>
          </table:table-cell>
          <table:table-cell table:formula="of:=28*[.A19]" office:value-type="float" office:value="504" calcext:value-type="float">
            <text:p>504</text:p>
          </table:table-cell>
          <table:table-cell table:formula="of:=POWER(2;FLOOR(LOG([.D19];2);1))" office:value-type="float" office:value="256" calcext:value-type="float">
            <text:p>256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formula="of:=[.A20]*12" office:value-type="float" office:value="228" calcext:value-type="float">
            <text:p>228</text:p>
          </table:table-cell>
          <table:table-cell table:formula="of:=POWER(2;FLOOR(LOG([.B20];2);1))" office:value-type="float" office:value="128" calcext:value-type="float">
            <text:p>128</text:p>
          </table:table-cell>
          <table:table-cell table:style-name="ce2" table:formula="of:=28*[.A20]" office:value-type="float" office:value="532" calcext:value-type="float">
            <text:p>532</text:p>
          </table:table-cell>
          <table:table-cell table:style-name="ce2" table:formula="of:=POWER(2;FLOOR(LOG([.D20];2);1)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1]*12" office:value-type="float" office:value="240" calcext:value-type="float">
            <text:p>240</text:p>
          </table:table-cell>
          <table:table-cell table:formula="of:=POWER(2;FLOOR(LOG([.B21];2);1))" office:value-type="float" office:value="128" calcext:value-type="float">
            <text:p>128</text:p>
          </table:table-cell>
          <table:table-cell table:formula="of:=28*[.A21]" office:value-type="float" office:value="560" calcext:value-type="float">
            <text:p>560</text:p>
          </table:table-cell>
          <table:table-cell table:formula="of:=POWER(2;FLOOR(LOG([.D21];2);1)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2]*12" office:value-type="float" office:value="252" calcext:value-type="float">
            <text:p>252</text:p>
          </table:table-cell>
          <table:table-cell table:formula="of:=POWER(2;FLOOR(LOG([.B22];2);1))" office:value-type="float" office:value="128" calcext:value-type="float">
            <text:p>128</text:p>
          </table:table-cell>
          <table:table-cell table:formula="of:=28*[.A22]" office:value-type="float" office:value="588" calcext:value-type="float">
            <text:p>588</text:p>
          </table:table-cell>
          <table:table-cell table:formula="of:=POWER(2;FLOOR(LOG([.D22];2);1))" office:value-type="float" office:value="512" calcext:value-type="float">
            <text:p>512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table:formula="of:=[.A23]*12" office:value-type="float" office:value="264" calcext:value-type="float">
            <text:p>264</text:p>
          </table:table-cell>
          <table:table-cell table:style-name="ce3" table:formula="of:=POWER(2;FLOOR(LOG([.B23];2);1))" office:value-type="float" office:value="256" calcext:value-type="float">
            <text:p>256</text:p>
          </table:table-cell>
          <table:table-cell table:formula="of:=28*[.A23]" office:value-type="float" office:value="616" calcext:value-type="float">
            <text:p>616</text:p>
          </table:table-cell>
          <table:table-cell table:formula="of:=POWER(2;FLOOR(LOG([.D23];2);1)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4]*12" office:value-type="float" office:value="276" calcext:value-type="float">
            <text:p>276</text:p>
          </table:table-cell>
          <table:table-cell table:formula="of:=POWER(2;FLOOR(LOG([.B24];2);1))" office:value-type="float" office:value="256" calcext:value-type="float">
            <text:p>256</text:p>
          </table:table-cell>
          <table:table-cell table:formula="of:=28*[.A24]" office:value-type="float" office:value="644" calcext:value-type="float">
            <text:p>644</text:p>
          </table:table-cell>
          <table:table-cell table:formula="of:=POWER(2;FLOOR(LOG([.D24];2);1)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5]*12" office:value-type="float" office:value="288" calcext:value-type="float">
            <text:p>288</text:p>
          </table:table-cell>
          <table:table-cell table:formula="of:=POWER(2;FLOOR(LOG([.B25];2);1))" office:value-type="float" office:value="256" calcext:value-type="float">
            <text:p>256</text:p>
          </table:table-cell>
          <table:table-cell table:formula="of:=28*[.A25]" office:value-type="float" office:value="672" calcext:value-type="float">
            <text:p>672</text:p>
          </table:table-cell>
          <table:table-cell table:formula="of:=POWER(2;FLOOR(LOG([.D25];2);1)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]*12" office:value-type="float" office:value="300" calcext:value-type="float">
            <text:p>300</text:p>
          </table:table-cell>
          <table:table-cell table:formula="of:=POWER(2;FLOOR(LOG([.B26];2);1))" office:value-type="float" office:value="256" calcext:value-type="float">
            <text:p>256</text:p>
          </table:table-cell>
          <table:table-cell table:formula="of:=28*[.A26]" office:value-type="float" office:value="700" calcext:value-type="float">
            <text:p>700</text:p>
          </table:table-cell>
          <table:table-cell table:formula="of:=POWER(2;FLOOR(LOG([.D26];2);1)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]*12" office:value-type="float" office:value="312" calcext:value-type="float">
            <text:p>312</text:p>
          </table:table-cell>
          <table:table-cell table:formula="of:=POWER(2;FLOOR(LOG([.B27];2);1))" office:value-type="float" office:value="256" calcext:value-type="float">
            <text:p>256</text:p>
          </table:table-cell>
          <table:table-cell table:formula="of:=28*[.A27]" office:value-type="float" office:value="728" calcext:value-type="float">
            <text:p>728</text:p>
          </table:table-cell>
          <table:table-cell table:formula="of:=POWER(2;FLOOR(LOG([.D27];2);1)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]*12" office:value-type="float" office:value="324" calcext:value-type="float">
            <text:p>324</text:p>
          </table:table-cell>
          <table:table-cell table:formula="of:=POWER(2;FLOOR(LOG([.B28];2);1))" office:value-type="float" office:value="256" calcext:value-type="float">
            <text:p>256</text:p>
          </table:table-cell>
          <table:table-cell table:formula="of:=28*[.A28]" office:value-type="float" office:value="756" calcext:value-type="float">
            <text:p>756</text:p>
          </table:table-cell>
          <table:table-cell table:formula="of:=POWER(2;FLOOR(LOG([.D28];2);1)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]*12" office:value-type="float" office:value="336" calcext:value-type="float">
            <text:p>336</text:p>
          </table:table-cell>
          <table:table-cell table:formula="of:=POWER(2;FLOOR(LOG([.B29];2);1))" office:value-type="float" office:value="256" calcext:value-type="float">
            <text:p>256</text:p>
          </table:table-cell>
          <table:table-cell table:formula="of:=28*[.A29]" office:value-type="float" office:value="784" calcext:value-type="float">
            <text:p>784</text:p>
          </table:table-cell>
          <table:table-cell table:formula="of:=POWER(2;FLOOR(LOG([.D29];2);1)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0]*12" office:value-type="float" office:value="348" calcext:value-type="float">
            <text:p>348</text:p>
          </table:table-cell>
          <table:table-cell table:formula="of:=POWER(2;FLOOR(LOG([.B30];2);1))" office:value-type="float" office:value="256" calcext:value-type="float">
            <text:p>256</text:p>
          </table:table-cell>
          <table:table-cell table:formula="of:=28*[.A30]" office:value-type="float" office:value="812" calcext:value-type="float">
            <text:p>812</text:p>
          </table:table-cell>
          <table:table-cell table:formula="of:=POWER(2;FLOOR(LOG([.D30];2);1)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1]*12" office:value-type="float" office:value="360" calcext:value-type="float">
            <text:p>360</text:p>
          </table:table-cell>
          <table:table-cell table:formula="of:=POWER(2;FLOOR(LOG([.B31];2);1))" office:value-type="float" office:value="256" calcext:value-type="float">
            <text:p>256</text:p>
          </table:table-cell>
          <table:table-cell table:formula="of:=28*[.A31]" office:value-type="float" office:value="840" calcext:value-type="float">
            <text:p>840</text:p>
          </table:table-cell>
          <table:table-cell table:formula="of:=POWER(2;FLOOR(LOG([.D31];2);1)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2]*12" office:value-type="float" office:value="372" calcext:value-type="float">
            <text:p>372</text:p>
          </table:table-cell>
          <table:table-cell table:formula="of:=POWER(2;FLOOR(LOG([.B32];2);1))" office:value-type="float" office:value="256" calcext:value-type="float">
            <text:p>256</text:p>
          </table:table-cell>
          <table:table-cell table:formula="of:=28*[.A32]" office:value-type="float" office:value="868" calcext:value-type="float">
            <text:p>868</text:p>
          </table:table-cell>
          <table:table-cell table:formula="of:=POWER(2;FLOOR(LOG([.D32];2);1)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3]*12" office:value-type="float" office:value="384" calcext:value-type="float">
            <text:p>384</text:p>
          </table:table-cell>
          <table:table-cell table:formula="of:=POWER(2;FLOOR(LOG([.B33];2);1))" office:value-type="float" office:value="256" calcext:value-type="float">
            <text:p>256</text:p>
          </table:table-cell>
          <table:table-cell table:formula="of:=28*[.A33]" office:value-type="float" office:value="896" calcext:value-type="float">
            <text:p>896</text:p>
          </table:table-cell>
          <table:table-cell table:formula="of:=POWER(2;FLOOR(LOG([.D33];2);1)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4]*12" office:value-type="float" office:value="396" calcext:value-type="float">
            <text:p>396</text:p>
          </table:table-cell>
          <table:table-cell table:formula="of:=POWER(2;FLOOR(LOG([.B34];2);1))" office:value-type="float" office:value="256" calcext:value-type="float">
            <text:p>256</text:p>
          </table:table-cell>
          <table:table-cell table:formula="of:=28*[.A34]" office:value-type="float" office:value="924" calcext:value-type="float">
            <text:p>924</text:p>
          </table:table-cell>
          <table:table-cell table:formula="of:=POWER(2;FLOOR(LOG([.D34];2);1)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5]*12" office:value-type="float" office:value="408" calcext:value-type="float">
            <text:p>408</text:p>
          </table:table-cell>
          <table:table-cell table:formula="of:=POWER(2;FLOOR(LOG([.B35];2);1))" office:value-type="float" office:value="256" calcext:value-type="float">
            <text:p>256</text:p>
          </table:table-cell>
          <table:table-cell table:formula="of:=28*[.A35]" office:value-type="float" office:value="952" calcext:value-type="float">
            <text:p>952</text:p>
          </table:table-cell>
          <table:table-cell table:formula="of:=POWER(2;FLOOR(LOG([.D35];2);1)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6]*12" office:value-type="float" office:value="420" calcext:value-type="float">
            <text:p>420</text:p>
          </table:table-cell>
          <table:table-cell table:formula="of:=POWER(2;FLOOR(LOG([.B36];2);1))" office:value-type="float" office:value="256" calcext:value-type="float">
            <text:p>256</text:p>
          </table:table-cell>
          <table:table-cell table:formula="of:=28*[.A36]" office:value-type="float" office:value="980" calcext:value-type="float">
            <text:p>980</text:p>
          </table:table-cell>
          <table:table-cell table:formula="of:=POWER(2;FLOOR(LOG([.D36];2);1)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7]*12" office:value-type="float" office:value="432" calcext:value-type="float">
            <text:p>432</text:p>
          </table:table-cell>
          <table:table-cell table:formula="of:=POWER(2;FLOOR(LOG([.B37];2);1))" office:value-type="float" office:value="256" calcext:value-type="float">
            <text:p>256</text:p>
          </table:table-cell>
          <table:table-cell table:formula="of:=28*[.A37]" office:value-type="float" office:value="1008" calcext:value-type="float">
            <text:p>1008</text:p>
          </table:table-cell>
          <table:table-cell table:formula="of:=POWER(2;FLOOR(LOG([.D37];2);1))" office:value-type="float" office:value="512" calcext:value-type="float">
            <text:p>512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formula="of:=[.A38]*12" office:value-type="float" office:value="444" calcext:value-type="float">
            <text:p>444</text:p>
          </table:table-cell>
          <table:table-cell table:formula="of:=POWER(2;FLOOR(LOG([.B38];2);1))" office:value-type="float" office:value="256" calcext:value-type="float">
            <text:p>256</text:p>
          </table:table-cell>
          <table:table-cell table:style-name="ce2" table:formula="of:=28*[.A38]" office:value-type="float" office:value="1036" calcext:value-type="float">
            <text:p>1036</text:p>
          </table:table-cell>
          <table:table-cell table:style-name="ce2" table:formula="of:=POWER(2;FLOOR(LOG([.D38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9]*12" office:value-type="float" office:value="456" calcext:value-type="float">
            <text:p>456</text:p>
          </table:table-cell>
          <table:table-cell table:formula="of:=POWER(2;FLOOR(LOG([.B39];2);1))" office:value-type="float" office:value="256" calcext:value-type="float">
            <text:p>256</text:p>
          </table:table-cell>
          <table:table-cell table:formula="of:=28*[.A39]" office:value-type="float" office:value="1064" calcext:value-type="float">
            <text:p>1064</text:p>
          </table:table-cell>
          <table:table-cell table:formula="of:=POWER(2;FLOOR(LOG([.D39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0]*12" office:value-type="float" office:value="468" calcext:value-type="float">
            <text:p>468</text:p>
          </table:table-cell>
          <table:table-cell table:formula="of:=POWER(2;FLOOR(LOG([.B40];2);1))" office:value-type="float" office:value="256" calcext:value-type="float">
            <text:p>256</text:p>
          </table:table-cell>
          <table:table-cell table:formula="of:=28*[.A40]" office:value-type="float" office:value="1092" calcext:value-type="float">
            <text:p>1092</text:p>
          </table:table-cell>
          <table:table-cell table:formula="of:=POWER(2;FLOOR(LOG([.D40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1]*12" office:value-type="float" office:value="480" calcext:value-type="float">
            <text:p>480</text:p>
          </table:table-cell>
          <table:table-cell table:formula="of:=POWER(2;FLOOR(LOG([.B41];2);1))" office:value-type="float" office:value="256" calcext:value-type="float">
            <text:p>256</text:p>
          </table:table-cell>
          <table:table-cell table:formula="of:=28*[.A41]" office:value-type="float" office:value="1120" calcext:value-type="float">
            <text:p>1120</text:p>
          </table:table-cell>
          <table:table-cell table:formula="of:=POWER(2;FLOOR(LOG([.D41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2]*12" office:value-type="float" office:value="492" calcext:value-type="float">
            <text:p>492</text:p>
          </table:table-cell>
          <table:table-cell table:formula="of:=POWER(2;FLOOR(LOG([.B42];2);1))" office:value-type="float" office:value="256" calcext:value-type="float">
            <text:p>256</text:p>
          </table:table-cell>
          <table:table-cell table:formula="of:=28*[.A42]" office:value-type="float" office:value="1148" calcext:value-type="float">
            <text:p>1148</text:p>
          </table:table-cell>
          <table:table-cell table:formula="of:=POWER(2;FLOOR(LOG([.D42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3]*12" office:value-type="float" office:value="504" calcext:value-type="float">
            <text:p>504</text:p>
          </table:table-cell>
          <table:table-cell table:formula="of:=POWER(2;FLOOR(LOG([.B43];2);1))" office:value-type="float" office:value="256" calcext:value-type="float">
            <text:p>256</text:p>
          </table:table-cell>
          <table:table-cell table:formula="of:=28*[.A43]" office:value-type="float" office:value="1176" calcext:value-type="float">
            <text:p>1176</text:p>
          </table:table-cell>
          <table:table-cell table:formula="of:=POWER(2;FLOOR(LOG([.D43];2);1))" office:value-type="float" office:value="1024" calcext:value-type="float">
            <text:p>1024</text:p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table:formula="of:=[.A44]*12" office:value-type="float" office:value="516" calcext:value-type="float">
            <text:p>516</text:p>
          </table:table-cell>
          <table:table-cell table:style-name="ce3" table:formula="of:=POWER(2;FLOOR(LOG([.B44];2);1))" office:value-type="float" office:value="512" calcext:value-type="float">
            <text:p>512</text:p>
          </table:table-cell>
          <table:table-cell table:formula="of:=28*[.A44]" office:value-type="float" office:value="1204" calcext:value-type="float">
            <text:p>1204</text:p>
          </table:table-cell>
          <table:table-cell table:formula="of:=POWER(2;FLOOR(LOG([.D44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5]*12" office:value-type="float" office:value="528" calcext:value-type="float">
            <text:p>528</text:p>
          </table:table-cell>
          <table:table-cell table:formula="of:=POWER(2;FLOOR(LOG([.B45];2);1))" office:value-type="float" office:value="512" calcext:value-type="float">
            <text:p>512</text:p>
          </table:table-cell>
          <table:table-cell table:formula="of:=28*[.A45]" office:value-type="float" office:value="1232" calcext:value-type="float">
            <text:p>1232</text:p>
          </table:table-cell>
          <table:table-cell table:formula="of:=POWER(2;FLOOR(LOG([.D45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6]*12" office:value-type="float" office:value="540" calcext:value-type="float">
            <text:p>540</text:p>
          </table:table-cell>
          <table:table-cell table:formula="of:=POWER(2;FLOOR(LOG([.B46];2);1))" office:value-type="float" office:value="512" calcext:value-type="float">
            <text:p>512</text:p>
          </table:table-cell>
          <table:table-cell table:formula="of:=28*[.A46]" office:value-type="float" office:value="1260" calcext:value-type="float">
            <text:p>1260</text:p>
          </table:table-cell>
          <table:table-cell table:formula="of:=POWER(2;FLOOR(LOG([.D46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7]*12" office:value-type="float" office:value="552" calcext:value-type="float">
            <text:p>552</text:p>
          </table:table-cell>
          <table:table-cell table:formula="of:=POWER(2;FLOOR(LOG([.B47];2);1))" office:value-type="float" office:value="512" calcext:value-type="float">
            <text:p>512</text:p>
          </table:table-cell>
          <table:table-cell table:formula="of:=28*[.A47]" office:value-type="float" office:value="1288" calcext:value-type="float">
            <text:p>1288</text:p>
          </table:table-cell>
          <table:table-cell table:formula="of:=POWER(2;FLOOR(LOG([.D47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8]*12" office:value-type="float" office:value="564" calcext:value-type="float">
            <text:p>564</text:p>
          </table:table-cell>
          <table:table-cell table:formula="of:=POWER(2;FLOOR(LOG([.B48];2);1))" office:value-type="float" office:value="512" calcext:value-type="float">
            <text:p>512</text:p>
          </table:table-cell>
          <table:table-cell table:formula="of:=28*[.A48]" office:value-type="float" office:value="1316" calcext:value-type="float">
            <text:p>1316</text:p>
          </table:table-cell>
          <table:table-cell table:formula="of:=POWER(2;FLOOR(LOG([.D48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9]*12" office:value-type="float" office:value="576" calcext:value-type="float">
            <text:p>576</text:p>
          </table:table-cell>
          <table:table-cell table:formula="of:=POWER(2;FLOOR(LOG([.B49];2);1))" office:value-type="float" office:value="512" calcext:value-type="float">
            <text:p>512</text:p>
          </table:table-cell>
          <table:table-cell table:formula="of:=28*[.A49]" office:value-type="float" office:value="1344" calcext:value-type="float">
            <text:p>1344</text:p>
          </table:table-cell>
          <table:table-cell table:formula="of:=POWER(2;FLOOR(LOG([.D49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0]*12" office:value-type="float" office:value="588" calcext:value-type="float">
            <text:p>588</text:p>
          </table:table-cell>
          <table:table-cell table:formula="of:=POWER(2;FLOOR(LOG([.B50];2);1))" office:value-type="float" office:value="512" calcext:value-type="float">
            <text:p>512</text:p>
          </table:table-cell>
          <table:table-cell table:formula="of:=28*[.A50]" office:value-type="float" office:value="1372" calcext:value-type="float">
            <text:p>1372</text:p>
          </table:table-cell>
          <table:table-cell table:formula="of:=POWER(2;FLOOR(LOG([.D50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1]*12" office:value-type="float" office:value="600" calcext:value-type="float">
            <text:p>600</text:p>
          </table:table-cell>
          <table:table-cell table:formula="of:=POWER(2;FLOOR(LOG([.B51];2);1))" office:value-type="float" office:value="512" calcext:value-type="float">
            <text:p>512</text:p>
          </table:table-cell>
          <table:table-cell table:formula="of:=28*[.A51]" office:value-type="float" office:value="1400" calcext:value-type="float">
            <text:p>1400</text:p>
          </table:table-cell>
          <table:table-cell table:formula="of:=POWER(2;FLOOR(LOG([.D51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2]*12" office:value-type="float" office:value="612" calcext:value-type="float">
            <text:p>612</text:p>
          </table:table-cell>
          <table:table-cell table:formula="of:=POWER(2;FLOOR(LOG([.B52];2);1))" office:value-type="float" office:value="512" calcext:value-type="float">
            <text:p>512</text:p>
          </table:table-cell>
          <table:table-cell table:formula="of:=28*[.A52]" office:value-type="float" office:value="1428" calcext:value-type="float">
            <text:p>1428</text:p>
          </table:table-cell>
          <table:table-cell table:formula="of:=POWER(2;FLOOR(LOG([.D52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3]*12" office:value-type="float" office:value="624" calcext:value-type="float">
            <text:p>624</text:p>
          </table:table-cell>
          <table:table-cell table:formula="of:=POWER(2;FLOOR(LOG([.B53];2);1))" office:value-type="float" office:value="512" calcext:value-type="float">
            <text:p>512</text:p>
          </table:table-cell>
          <table:table-cell table:formula="of:=28*[.A53]" office:value-type="float" office:value="1456" calcext:value-type="float">
            <text:p>1456</text:p>
          </table:table-cell>
          <table:table-cell table:formula="of:=POWER(2;FLOOR(LOG([.D53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4]*12" office:value-type="float" office:value="636" calcext:value-type="float">
            <text:p>636</text:p>
          </table:table-cell>
          <table:table-cell table:formula="of:=POWER(2;FLOOR(LOG([.B54];2);1))" office:value-type="float" office:value="512" calcext:value-type="float">
            <text:p>512</text:p>
          </table:table-cell>
          <table:table-cell table:formula="of:=28*[.A54]" office:value-type="float" office:value="1484" calcext:value-type="float">
            <text:p>1484</text:p>
          </table:table-cell>
          <table:table-cell table:formula="of:=POWER(2;FLOOR(LOG([.D54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5]*12" office:value-type="float" office:value="648" calcext:value-type="float">
            <text:p>648</text:p>
          </table:table-cell>
          <table:table-cell table:formula="of:=POWER(2;FLOOR(LOG([.B55];2);1))" office:value-type="float" office:value="512" calcext:value-type="float">
            <text:p>512</text:p>
          </table:table-cell>
          <table:table-cell table:formula="of:=28*[.A55]" office:value-type="float" office:value="1512" calcext:value-type="float">
            <text:p>1512</text:p>
          </table:table-cell>
          <table:table-cell table:formula="of:=POWER(2;FLOOR(LOG([.D55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6]*12" office:value-type="float" office:value="660" calcext:value-type="float">
            <text:p>660</text:p>
          </table:table-cell>
          <table:table-cell table:formula="of:=POWER(2;FLOOR(LOG([.B56];2);1))" office:value-type="float" office:value="512" calcext:value-type="float">
            <text:p>512</text:p>
          </table:table-cell>
          <table:table-cell table:formula="of:=28*[.A56]" office:value-type="float" office:value="1540" calcext:value-type="float">
            <text:p>1540</text:p>
          </table:table-cell>
          <table:table-cell table:formula="of:=POWER(2;FLOOR(LOG([.D56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7]*12" office:value-type="float" office:value="672" calcext:value-type="float">
            <text:p>672</text:p>
          </table:table-cell>
          <table:table-cell table:formula="of:=POWER(2;FLOOR(LOG([.B57];2);1))" office:value-type="float" office:value="512" calcext:value-type="float">
            <text:p>512</text:p>
          </table:table-cell>
          <table:table-cell table:formula="of:=28*[.A57]" office:value-type="float" office:value="1568" calcext:value-type="float">
            <text:p>1568</text:p>
          </table:table-cell>
          <table:table-cell table:formula="of:=POWER(2;FLOOR(LOG([.D57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8]*12" office:value-type="float" office:value="684" calcext:value-type="float">
            <text:p>684</text:p>
          </table:table-cell>
          <table:table-cell table:formula="of:=POWER(2;FLOOR(LOG([.B58];2);1))" office:value-type="float" office:value="512" calcext:value-type="float">
            <text:p>512</text:p>
          </table:table-cell>
          <table:table-cell table:formula="of:=28*[.A58]" office:value-type="float" office:value="1596" calcext:value-type="float">
            <text:p>1596</text:p>
          </table:table-cell>
          <table:table-cell table:formula="of:=POWER(2;FLOOR(LOG([.D58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9]*12" office:value-type="float" office:value="696" calcext:value-type="float">
            <text:p>696</text:p>
          </table:table-cell>
          <table:table-cell table:formula="of:=POWER(2;FLOOR(LOG([.B59];2);1))" office:value-type="float" office:value="512" calcext:value-type="float">
            <text:p>512</text:p>
          </table:table-cell>
          <table:table-cell table:formula="of:=28*[.A59]" office:value-type="float" office:value="1624" calcext:value-type="float">
            <text:p>1624</text:p>
          </table:table-cell>
          <table:table-cell table:formula="of:=POWER(2;FLOOR(LOG([.D59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0]*12" office:value-type="float" office:value="708" calcext:value-type="float">
            <text:p>708</text:p>
          </table:table-cell>
          <table:table-cell table:formula="of:=POWER(2;FLOOR(LOG([.B60];2);1))" office:value-type="float" office:value="512" calcext:value-type="float">
            <text:p>512</text:p>
          </table:table-cell>
          <table:table-cell table:formula="of:=28*[.A60]" office:value-type="float" office:value="1652" calcext:value-type="float">
            <text:p>1652</text:p>
          </table:table-cell>
          <table:table-cell table:formula="of:=POWER(2;FLOOR(LOG([.D60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1]*12" office:value-type="float" office:value="720" calcext:value-type="float">
            <text:p>720</text:p>
          </table:table-cell>
          <table:table-cell table:formula="of:=POWER(2;FLOOR(LOG([.B61];2);1))" office:value-type="float" office:value="512" calcext:value-type="float">
            <text:p>512</text:p>
          </table:table-cell>
          <table:table-cell table:formula="of:=28*[.A61]" office:value-type="float" office:value="1680" calcext:value-type="float">
            <text:p>1680</text:p>
          </table:table-cell>
          <table:table-cell table:formula="of:=POWER(2;FLOOR(LOG([.D61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2]*12" office:value-type="float" office:value="732" calcext:value-type="float">
            <text:p>732</text:p>
          </table:table-cell>
          <table:table-cell table:formula="of:=POWER(2;FLOOR(LOG([.B62];2);1))" office:value-type="float" office:value="512" calcext:value-type="float">
            <text:p>512</text:p>
          </table:table-cell>
          <table:table-cell table:formula="of:=28*[.A62]" office:value-type="float" office:value="1708" calcext:value-type="float">
            <text:p>1708</text:p>
          </table:table-cell>
          <table:table-cell table:formula="of:=POWER(2;FLOOR(LOG([.D62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3]*12" office:value-type="float" office:value="744" calcext:value-type="float">
            <text:p>744</text:p>
          </table:table-cell>
          <table:table-cell table:formula="of:=POWER(2;FLOOR(LOG([.B63];2);1))" office:value-type="float" office:value="512" calcext:value-type="float">
            <text:p>512</text:p>
          </table:table-cell>
          <table:table-cell table:formula="of:=28*[.A63]" office:value-type="float" office:value="1736" calcext:value-type="float">
            <text:p>1736</text:p>
          </table:table-cell>
          <table:table-cell table:formula="of:=POWER(2;FLOOR(LOG([.D63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4]*12" office:value-type="float" office:value="756" calcext:value-type="float">
            <text:p>756</text:p>
          </table:table-cell>
          <table:table-cell table:formula="of:=POWER(2;FLOOR(LOG([.B64];2);1))" office:value-type="float" office:value="512" calcext:value-type="float">
            <text:p>512</text:p>
          </table:table-cell>
          <table:table-cell table:formula="of:=28*[.A64]" office:value-type="float" office:value="1764" calcext:value-type="float">
            <text:p>1764</text:p>
          </table:table-cell>
          <table:table-cell table:formula="of:=POWER(2;FLOOR(LOG([.D64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5]*12" office:value-type="float" office:value="768" calcext:value-type="float">
            <text:p>768</text:p>
          </table:table-cell>
          <table:table-cell table:formula="of:=POWER(2;FLOOR(LOG([.B65];2);1))" office:value-type="float" office:value="512" calcext:value-type="float">
            <text:p>512</text:p>
          </table:table-cell>
          <table:table-cell table:formula="of:=28*[.A65]" office:value-type="float" office:value="1792" calcext:value-type="float">
            <text:p>1792</text:p>
          </table:table-cell>
          <table:table-cell table:formula="of:=POWER(2;FLOOR(LOG([.D65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6]*12" office:value-type="float" office:value="780" calcext:value-type="float">
            <text:p>780</text:p>
          </table:table-cell>
          <table:table-cell table:formula="of:=POWER(2;FLOOR(LOG([.B66];2);1))" office:value-type="float" office:value="512" calcext:value-type="float">
            <text:p>512</text:p>
          </table:table-cell>
          <table:table-cell table:formula="of:=28*[.A66]" office:value-type="float" office:value="1820" calcext:value-type="float">
            <text:p>1820</text:p>
          </table:table-cell>
          <table:table-cell table:formula="of:=POWER(2;FLOOR(LOG([.D66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7]*12" office:value-type="float" office:value="792" calcext:value-type="float">
            <text:p>792</text:p>
          </table:table-cell>
          <table:table-cell table:formula="of:=POWER(2;FLOOR(LOG([.B67];2);1))" office:value-type="float" office:value="512" calcext:value-type="float">
            <text:p>512</text:p>
          </table:table-cell>
          <table:table-cell table:formula="of:=28*[.A67]" office:value-type="float" office:value="1848" calcext:value-type="float">
            <text:p>1848</text:p>
          </table:table-cell>
          <table:table-cell table:formula="of:=POWER(2;FLOOR(LOG([.D67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8]*12" office:value-type="float" office:value="804" calcext:value-type="float">
            <text:p>804</text:p>
          </table:table-cell>
          <table:table-cell table:formula="of:=POWER(2;FLOOR(LOG([.B68];2);1))" office:value-type="float" office:value="512" calcext:value-type="float">
            <text:p>512</text:p>
          </table:table-cell>
          <table:table-cell table:formula="of:=28*[.A68]" office:value-type="float" office:value="1876" calcext:value-type="float">
            <text:p>1876</text:p>
          </table:table-cell>
          <table:table-cell table:formula="of:=POWER(2;FLOOR(LOG([.D68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9]*12" office:value-type="float" office:value="816" calcext:value-type="float">
            <text:p>816</text:p>
          </table:table-cell>
          <table:table-cell table:formula="of:=POWER(2;FLOOR(LOG([.B69];2);1))" office:value-type="float" office:value="512" calcext:value-type="float">
            <text:p>512</text:p>
          </table:table-cell>
          <table:table-cell table:formula="of:=28*[.A69]" office:value-type="float" office:value="1904" calcext:value-type="float">
            <text:p>1904</text:p>
          </table:table-cell>
          <table:table-cell table:formula="of:=POWER(2;FLOOR(LOG([.D69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0]*12" office:value-type="float" office:value="828" calcext:value-type="float">
            <text:p>828</text:p>
          </table:table-cell>
          <table:table-cell table:formula="of:=POWER(2;FLOOR(LOG([.B70];2);1))" office:value-type="float" office:value="512" calcext:value-type="float">
            <text:p>512</text:p>
          </table:table-cell>
          <table:table-cell table:formula="of:=28*[.A70]" office:value-type="float" office:value="1932" calcext:value-type="float">
            <text:p>1932</text:p>
          </table:table-cell>
          <table:table-cell table:formula="of:=POWER(2;FLOOR(LOG([.D70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1]*12" office:value-type="float" office:value="840" calcext:value-type="float">
            <text:p>840</text:p>
          </table:table-cell>
          <table:table-cell table:formula="of:=POWER(2;FLOOR(LOG([.B71];2);1))" office:value-type="float" office:value="512" calcext:value-type="float">
            <text:p>512</text:p>
          </table:table-cell>
          <table:table-cell table:formula="of:=28*[.A71]" office:value-type="float" office:value="1960" calcext:value-type="float">
            <text:p>1960</text:p>
          </table:table-cell>
          <table:table-cell table:formula="of:=POWER(2;FLOOR(LOG([.D71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2]*12" office:value-type="float" office:value="852" calcext:value-type="float">
            <text:p>852</text:p>
          </table:table-cell>
          <table:table-cell table:formula="of:=POWER(2;FLOOR(LOG([.B72];2);1))" office:value-type="float" office:value="512" calcext:value-type="float">
            <text:p>512</text:p>
          </table:table-cell>
          <table:table-cell table:formula="of:=28*[.A72]" office:value-type="float" office:value="1988" calcext:value-type="float">
            <text:p>1988</text:p>
          </table:table-cell>
          <table:table-cell table:formula="of:=POWER(2;FLOOR(LOG([.D72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3]*12" office:value-type="float" office:value="864" calcext:value-type="float">
            <text:p>864</text:p>
          </table:table-cell>
          <table:table-cell table:formula="of:=POWER(2;FLOOR(LOG([.B73];2);1))" office:value-type="float" office:value="512" calcext:value-type="float">
            <text:p>512</text:p>
          </table:table-cell>
          <table:table-cell table:formula="of:=28*[.A73]" office:value-type="float" office:value="2016" calcext:value-type="float">
            <text:p>2016</text:p>
          </table:table-cell>
          <table:table-cell table:formula="of:=POWER(2;FLOOR(LOG([.D73];2);1)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4]*12" office:value-type="float" office:value="876" calcext:value-type="float">
            <text:p>876</text:p>
          </table:table-cell>
          <table:table-cell table:formula="of:=POWER(2;FLOOR(LOG([.B74];2);1))" office:value-type="float" office:value="512" calcext:value-type="float">
            <text:p>512</text:p>
          </table:table-cell>
          <table:table-cell table:formula="of:=28*[.A74]" office:value-type="float" office:value="2044" calcext:value-type="float">
            <text:p>2044</text:p>
          </table:table-cell>
          <table:table-cell table:formula="of:=POWER(2;FLOOR(LOG([.D74];2);1))" office:value-type="float" office:value="1024" calcext:value-type="float">
            <text:p>1024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formula="of:=[.A75]*12" office:value-type="float" office:value="888" calcext:value-type="float">
            <text:p>888</text:p>
          </table:table-cell>
          <table:table-cell table:formula="of:=POWER(2;FLOOR(LOG([.B75];2);1))" office:value-type="float" office:value="512" calcext:value-type="float">
            <text:p>512</text:p>
          </table:table-cell>
          <table:table-cell table:style-name="ce2" table:formula="of:=28*[.A75]" office:value-type="float" office:value="2072" calcext:value-type="float">
            <text:p>2072</text:p>
          </table:table-cell>
          <table:table-cell table:style-name="ce2" table:formula="of:=POWER(2;FLOOR(LOG([.D75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6]*12" office:value-type="float" office:value="900" calcext:value-type="float">
            <text:p>900</text:p>
          </table:table-cell>
          <table:table-cell table:formula="of:=POWER(2;FLOOR(LOG([.B76];2);1))" office:value-type="float" office:value="512" calcext:value-type="float">
            <text:p>512</text:p>
          </table:table-cell>
          <table:table-cell table:formula="of:=28*[.A76]" office:value-type="float" office:value="2100" calcext:value-type="float">
            <text:p>2100</text:p>
          </table:table-cell>
          <table:table-cell table:formula="of:=POWER(2;FLOOR(LOG([.D76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7]*12" office:value-type="float" office:value="912" calcext:value-type="float">
            <text:p>912</text:p>
          </table:table-cell>
          <table:table-cell table:formula="of:=POWER(2;FLOOR(LOG([.B77];2);1))" office:value-type="float" office:value="512" calcext:value-type="float">
            <text:p>512</text:p>
          </table:table-cell>
          <table:table-cell table:formula="of:=28*[.A77]" office:value-type="float" office:value="2128" calcext:value-type="float">
            <text:p>2128</text:p>
          </table:table-cell>
          <table:table-cell table:formula="of:=POWER(2;FLOOR(LOG([.D77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8]*12" office:value-type="float" office:value="924" calcext:value-type="float">
            <text:p>924</text:p>
          </table:table-cell>
          <table:table-cell table:formula="of:=POWER(2;FLOOR(LOG([.B78];2);1))" office:value-type="float" office:value="512" calcext:value-type="float">
            <text:p>512</text:p>
          </table:table-cell>
          <table:table-cell table:formula="of:=28*[.A78]" office:value-type="float" office:value="2156" calcext:value-type="float">
            <text:p>2156</text:p>
          </table:table-cell>
          <table:table-cell table:formula="of:=POWER(2;FLOOR(LOG([.D78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79]*12" office:value-type="float" office:value="936" calcext:value-type="float">
            <text:p>936</text:p>
          </table:table-cell>
          <table:table-cell table:formula="of:=POWER(2;FLOOR(LOG([.B79];2);1))" office:value-type="float" office:value="512" calcext:value-type="float">
            <text:p>512</text:p>
          </table:table-cell>
          <table:table-cell table:formula="of:=28*[.A79]" office:value-type="float" office:value="2184" calcext:value-type="float">
            <text:p>2184</text:p>
          </table:table-cell>
          <table:table-cell table:formula="of:=POWER(2;FLOOR(LOG([.D79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0]*12" office:value-type="float" office:value="948" calcext:value-type="float">
            <text:p>948</text:p>
          </table:table-cell>
          <table:table-cell table:formula="of:=POWER(2;FLOOR(LOG([.B80];2);1))" office:value-type="float" office:value="512" calcext:value-type="float">
            <text:p>512</text:p>
          </table:table-cell>
          <table:table-cell table:formula="of:=28*[.A80]" office:value-type="float" office:value="2212" calcext:value-type="float">
            <text:p>2212</text:p>
          </table:table-cell>
          <table:table-cell table:formula="of:=POWER(2;FLOOR(LOG([.D80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1]*12" office:value-type="float" office:value="960" calcext:value-type="float">
            <text:p>960</text:p>
          </table:table-cell>
          <table:table-cell table:formula="of:=POWER(2;FLOOR(LOG([.B81];2);1))" office:value-type="float" office:value="512" calcext:value-type="float">
            <text:p>512</text:p>
          </table:table-cell>
          <table:table-cell table:formula="of:=28*[.A81]" office:value-type="float" office:value="2240" calcext:value-type="float">
            <text:p>2240</text:p>
          </table:table-cell>
          <table:table-cell table:formula="of:=POWER(2;FLOOR(LOG([.D81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2]*12" office:value-type="float" office:value="972" calcext:value-type="float">
            <text:p>972</text:p>
          </table:table-cell>
          <table:table-cell table:formula="of:=POWER(2;FLOOR(LOG([.B82];2);1))" office:value-type="float" office:value="512" calcext:value-type="float">
            <text:p>512</text:p>
          </table:table-cell>
          <table:table-cell table:formula="of:=28*[.A82]" office:value-type="float" office:value="2268" calcext:value-type="float">
            <text:p>2268</text:p>
          </table:table-cell>
          <table:table-cell table:formula="of:=POWER(2;FLOOR(LOG([.D82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3]*12" office:value-type="float" office:value="984" calcext:value-type="float">
            <text:p>984</text:p>
          </table:table-cell>
          <table:table-cell table:formula="of:=POWER(2;FLOOR(LOG([.B83];2);1))" office:value-type="float" office:value="512" calcext:value-type="float">
            <text:p>512</text:p>
          </table:table-cell>
          <table:table-cell table:formula="of:=28*[.A83]" office:value-type="float" office:value="2296" calcext:value-type="float">
            <text:p>2296</text:p>
          </table:table-cell>
          <table:table-cell table:formula="of:=POWER(2;FLOOR(LOG([.D83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4]*12" office:value-type="float" office:value="996" calcext:value-type="float">
            <text:p>996</text:p>
          </table:table-cell>
          <table:table-cell table:formula="of:=POWER(2;FLOOR(LOG([.B84];2);1))" office:value-type="float" office:value="512" calcext:value-type="float">
            <text:p>512</text:p>
          </table:table-cell>
          <table:table-cell table:formula="of:=28*[.A84]" office:value-type="float" office:value="2324" calcext:value-type="float">
            <text:p>2324</text:p>
          </table:table-cell>
          <table:table-cell table:formula="of:=POWER(2;FLOOR(LOG([.D84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5]*12" office:value-type="float" office:value="1008" calcext:value-type="float">
            <text:p>1008</text:p>
          </table:table-cell>
          <table:table-cell table:formula="of:=POWER(2;FLOOR(LOG([.B85];2);1))" office:value-type="float" office:value="512" calcext:value-type="float">
            <text:p>512</text:p>
          </table:table-cell>
          <table:table-cell table:formula="of:=28*[.A85]" office:value-type="float" office:value="2352" calcext:value-type="float">
            <text:p>2352</text:p>
          </table:table-cell>
          <table:table-cell table:formula="of:=POWER(2;FLOOR(LOG([.D85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6]*12" office:value-type="float" office:value="1020" calcext:value-type="float">
            <text:p>1020</text:p>
          </table:table-cell>
          <table:table-cell table:formula="of:=POWER(2;FLOOR(LOG([.B86];2);1))" office:value-type="float" office:value="512" calcext:value-type="float">
            <text:p>512</text:p>
          </table:table-cell>
          <table:table-cell table:formula="of:=28*[.A86]" office:value-type="float" office:value="2380" calcext:value-type="float">
            <text:p>2380</text:p>
          </table:table-cell>
          <table:table-cell table:formula="of:=POWER(2;FLOOR(LOG([.D86];2);1))" office:value-type="float" office:value="2048" calcext:value-type="float">
            <text:p>2048</text:p>
          </table:table-cell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formula="of:=[.A87]*12" office:value-type="float" office:value="1032" calcext:value-type="float">
            <text:p>1032</text:p>
          </table:table-cell>
          <table:table-cell table:style-name="ce3" table:formula="of:=POWER(2;FLOOR(LOG([.B87];2);1))" office:value-type="float" office:value="1024" calcext:value-type="float">
            <text:p>1024</text:p>
          </table:table-cell>
          <table:table-cell table:formula="of:=28*[.A87]" office:value-type="float" office:value="2408" calcext:value-type="float">
            <text:p>2408</text:p>
          </table:table-cell>
          <table:table-cell table:formula="of:=POWER(2;FLOOR(LOG([.D87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8]*12" office:value-type="float" office:value="1044" calcext:value-type="float">
            <text:p>1044</text:p>
          </table:table-cell>
          <table:table-cell table:formula="of:=POWER(2;FLOOR(LOG([.B88];2);1))" office:value-type="float" office:value="1024" calcext:value-type="float">
            <text:p>1024</text:p>
          </table:table-cell>
          <table:table-cell table:formula="of:=28*[.A88]" office:value-type="float" office:value="2436" calcext:value-type="float">
            <text:p>2436</text:p>
          </table:table-cell>
          <table:table-cell table:formula="of:=POWER(2;FLOOR(LOG([.D88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89]*12" office:value-type="float" office:value="1056" calcext:value-type="float">
            <text:p>1056</text:p>
          </table:table-cell>
          <table:table-cell table:formula="of:=POWER(2;FLOOR(LOG([.B89];2);1))" office:value-type="float" office:value="1024" calcext:value-type="float">
            <text:p>1024</text:p>
          </table:table-cell>
          <table:table-cell table:formula="of:=28*[.A89]" office:value-type="float" office:value="2464" calcext:value-type="float">
            <text:p>2464</text:p>
          </table:table-cell>
          <table:table-cell table:formula="of:=POWER(2;FLOOR(LOG([.D89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0]*12" office:value-type="float" office:value="1068" calcext:value-type="float">
            <text:p>1068</text:p>
          </table:table-cell>
          <table:table-cell table:formula="of:=POWER(2;FLOOR(LOG([.B90];2);1))" office:value-type="float" office:value="1024" calcext:value-type="float">
            <text:p>1024</text:p>
          </table:table-cell>
          <table:table-cell table:formula="of:=28*[.A90]" office:value-type="float" office:value="2492" calcext:value-type="float">
            <text:p>2492</text:p>
          </table:table-cell>
          <table:table-cell table:formula="of:=POWER(2;FLOOR(LOG([.D90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1]*12" office:value-type="float" office:value="1080" calcext:value-type="float">
            <text:p>1080</text:p>
          </table:table-cell>
          <table:table-cell table:formula="of:=POWER(2;FLOOR(LOG([.B91];2);1))" office:value-type="float" office:value="1024" calcext:value-type="float">
            <text:p>1024</text:p>
          </table:table-cell>
          <table:table-cell table:formula="of:=28*[.A91]" office:value-type="float" office:value="2520" calcext:value-type="float">
            <text:p>2520</text:p>
          </table:table-cell>
          <table:table-cell table:formula="of:=POWER(2;FLOOR(LOG([.D91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2]*12" office:value-type="float" office:value="1092" calcext:value-type="float">
            <text:p>1092</text:p>
          </table:table-cell>
          <table:table-cell table:formula="of:=POWER(2;FLOOR(LOG([.B92];2);1))" office:value-type="float" office:value="1024" calcext:value-type="float">
            <text:p>1024</text:p>
          </table:table-cell>
          <table:table-cell table:formula="of:=28*[.A92]" office:value-type="float" office:value="2548" calcext:value-type="float">
            <text:p>2548</text:p>
          </table:table-cell>
          <table:table-cell table:formula="of:=POWER(2;FLOOR(LOG([.D92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3]*12" office:value-type="float" office:value="1104" calcext:value-type="float">
            <text:p>1104</text:p>
          </table:table-cell>
          <table:table-cell table:formula="of:=POWER(2;FLOOR(LOG([.B93];2);1))" office:value-type="float" office:value="1024" calcext:value-type="float">
            <text:p>1024</text:p>
          </table:table-cell>
          <table:table-cell table:formula="of:=28*[.A93]" office:value-type="float" office:value="2576" calcext:value-type="float">
            <text:p>2576</text:p>
          </table:table-cell>
          <table:table-cell table:formula="of:=POWER(2;FLOOR(LOG([.D93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4]*12" office:value-type="float" office:value="1116" calcext:value-type="float">
            <text:p>1116</text:p>
          </table:table-cell>
          <table:table-cell table:formula="of:=POWER(2;FLOOR(LOG([.B94];2);1))" office:value-type="float" office:value="1024" calcext:value-type="float">
            <text:p>1024</text:p>
          </table:table-cell>
          <table:table-cell table:formula="of:=28*[.A94]" office:value-type="float" office:value="2604" calcext:value-type="float">
            <text:p>2604</text:p>
          </table:table-cell>
          <table:table-cell table:formula="of:=POWER(2;FLOOR(LOG([.D94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5]*12" office:value-type="float" office:value="1128" calcext:value-type="float">
            <text:p>1128</text:p>
          </table:table-cell>
          <table:table-cell table:formula="of:=POWER(2;FLOOR(LOG([.B95];2);1))" office:value-type="float" office:value="1024" calcext:value-type="float">
            <text:p>1024</text:p>
          </table:table-cell>
          <table:table-cell table:formula="of:=28*[.A95]" office:value-type="float" office:value="2632" calcext:value-type="float">
            <text:p>2632</text:p>
          </table:table-cell>
          <table:table-cell table:formula="of:=POWER(2;FLOOR(LOG([.D95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6]*12" office:value-type="float" office:value="1140" calcext:value-type="float">
            <text:p>1140</text:p>
          </table:table-cell>
          <table:table-cell table:formula="of:=POWER(2;FLOOR(LOG([.B96];2);1))" office:value-type="float" office:value="1024" calcext:value-type="float">
            <text:p>1024</text:p>
          </table:table-cell>
          <table:table-cell table:formula="of:=28*[.A96]" office:value-type="float" office:value="2660" calcext:value-type="float">
            <text:p>2660</text:p>
          </table:table-cell>
          <table:table-cell table:formula="of:=POWER(2;FLOOR(LOG([.D96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7]*12" office:value-type="float" office:value="1152" calcext:value-type="float">
            <text:p>1152</text:p>
          </table:table-cell>
          <table:table-cell table:formula="of:=POWER(2;FLOOR(LOG([.B97];2);1))" office:value-type="float" office:value="1024" calcext:value-type="float">
            <text:p>1024</text:p>
          </table:table-cell>
          <table:table-cell table:formula="of:=28*[.A97]" office:value-type="float" office:value="2688" calcext:value-type="float">
            <text:p>2688</text:p>
          </table:table-cell>
          <table:table-cell table:formula="of:=POWER(2;FLOOR(LOG([.D97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8]*12" office:value-type="float" office:value="1164" calcext:value-type="float">
            <text:p>1164</text:p>
          </table:table-cell>
          <table:table-cell table:formula="of:=POWER(2;FLOOR(LOG([.B98];2);1))" office:value-type="float" office:value="1024" calcext:value-type="float">
            <text:p>1024</text:p>
          </table:table-cell>
          <table:table-cell table:formula="of:=28*[.A98]" office:value-type="float" office:value="2716" calcext:value-type="float">
            <text:p>2716</text:p>
          </table:table-cell>
          <table:table-cell table:formula="of:=POWER(2;FLOOR(LOG([.D98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99]*12" office:value-type="float" office:value="1176" calcext:value-type="float">
            <text:p>1176</text:p>
          </table:table-cell>
          <table:table-cell table:formula="of:=POWER(2;FLOOR(LOG([.B99];2);1))" office:value-type="float" office:value="1024" calcext:value-type="float">
            <text:p>1024</text:p>
          </table:table-cell>
          <table:table-cell table:formula="of:=28*[.A99]" office:value-type="float" office:value="2744" calcext:value-type="float">
            <text:p>2744</text:p>
          </table:table-cell>
          <table:table-cell table:formula="of:=POWER(2;FLOOR(LOG([.D99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0]*12" office:value-type="float" office:value="1188" calcext:value-type="float">
            <text:p>1188</text:p>
          </table:table-cell>
          <table:table-cell table:formula="of:=POWER(2;FLOOR(LOG([.B100];2);1))" office:value-type="float" office:value="1024" calcext:value-type="float">
            <text:p>1024</text:p>
          </table:table-cell>
          <table:table-cell table:formula="of:=28*[.A100]" office:value-type="float" office:value="2772" calcext:value-type="float">
            <text:p>2772</text:p>
          </table:table-cell>
          <table:table-cell table:formula="of:=POWER(2;FLOOR(LOG([.D100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1]*12" office:value-type="float" office:value="1200" calcext:value-type="float">
            <text:p>1200</text:p>
          </table:table-cell>
          <table:table-cell table:formula="of:=POWER(2;FLOOR(LOG([.B101];2);1))" office:value-type="float" office:value="1024" calcext:value-type="float">
            <text:p>1024</text:p>
          </table:table-cell>
          <table:table-cell table:formula="of:=28*[.A101]" office:value-type="float" office:value="2800" calcext:value-type="float">
            <text:p>2800</text:p>
          </table:table-cell>
          <table:table-cell table:formula="of:=POWER(2;FLOOR(LOG([.D101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2]*12" office:value-type="float" office:value="1212" calcext:value-type="float">
            <text:p>1212</text:p>
          </table:table-cell>
          <table:table-cell table:formula="of:=POWER(2;FLOOR(LOG([.B102];2);1))" office:value-type="float" office:value="1024" calcext:value-type="float">
            <text:p>1024</text:p>
          </table:table-cell>
          <table:table-cell table:formula="of:=28*[.A102]" office:value-type="float" office:value="2828" calcext:value-type="float">
            <text:p>2828</text:p>
          </table:table-cell>
          <table:table-cell table:formula="of:=POWER(2;FLOOR(LOG([.D102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3]*12" office:value-type="float" office:value="1224" calcext:value-type="float">
            <text:p>1224</text:p>
          </table:table-cell>
          <table:table-cell table:formula="of:=POWER(2;FLOOR(LOG([.B103];2);1))" office:value-type="float" office:value="1024" calcext:value-type="float">
            <text:p>1024</text:p>
          </table:table-cell>
          <table:table-cell table:formula="of:=28*[.A103]" office:value-type="float" office:value="2856" calcext:value-type="float">
            <text:p>2856</text:p>
          </table:table-cell>
          <table:table-cell table:formula="of:=POWER(2;FLOOR(LOG([.D103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4]*12" office:value-type="float" office:value="1236" calcext:value-type="float">
            <text:p>1236</text:p>
          </table:table-cell>
          <table:table-cell table:formula="of:=POWER(2;FLOOR(LOG([.B104];2);1))" office:value-type="float" office:value="1024" calcext:value-type="float">
            <text:p>1024</text:p>
          </table:table-cell>
          <table:table-cell table:formula="of:=28*[.A104]" office:value-type="float" office:value="2884" calcext:value-type="float">
            <text:p>2884</text:p>
          </table:table-cell>
          <table:table-cell table:formula="of:=POWER(2;FLOOR(LOG([.D104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5]*12" office:value-type="float" office:value="1248" calcext:value-type="float">
            <text:p>1248</text:p>
          </table:table-cell>
          <table:table-cell table:formula="of:=POWER(2;FLOOR(LOG([.B105];2);1))" office:value-type="float" office:value="1024" calcext:value-type="float">
            <text:p>1024</text:p>
          </table:table-cell>
          <table:table-cell table:formula="of:=28*[.A105]" office:value-type="float" office:value="2912" calcext:value-type="float">
            <text:p>2912</text:p>
          </table:table-cell>
          <table:table-cell table:formula="of:=POWER(2;FLOOR(LOG([.D105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6]*12" office:value-type="float" office:value="1260" calcext:value-type="float">
            <text:p>1260</text:p>
          </table:table-cell>
          <table:table-cell table:formula="of:=POWER(2;FLOOR(LOG([.B106];2);1))" office:value-type="float" office:value="1024" calcext:value-type="float">
            <text:p>1024</text:p>
          </table:table-cell>
          <table:table-cell table:formula="of:=28*[.A106]" office:value-type="float" office:value="2940" calcext:value-type="float">
            <text:p>2940</text:p>
          </table:table-cell>
          <table:table-cell table:formula="of:=POWER(2;FLOOR(LOG([.D106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7]*12" office:value-type="float" office:value="1272" calcext:value-type="float">
            <text:p>1272</text:p>
          </table:table-cell>
          <table:table-cell table:formula="of:=POWER(2;FLOOR(LOG([.B107];2);1))" office:value-type="float" office:value="1024" calcext:value-type="float">
            <text:p>1024</text:p>
          </table:table-cell>
          <table:table-cell table:formula="of:=28*[.A107]" office:value-type="float" office:value="2968" calcext:value-type="float">
            <text:p>2968</text:p>
          </table:table-cell>
          <table:table-cell table:formula="of:=POWER(2;FLOOR(LOG([.D107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8]*12" office:value-type="float" office:value="1284" calcext:value-type="float">
            <text:p>1284</text:p>
          </table:table-cell>
          <table:table-cell table:formula="of:=POWER(2;FLOOR(LOG([.B108];2);1))" office:value-type="float" office:value="1024" calcext:value-type="float">
            <text:p>1024</text:p>
          </table:table-cell>
          <table:table-cell table:formula="of:=28*[.A108]" office:value-type="float" office:value="2996" calcext:value-type="float">
            <text:p>2996</text:p>
          </table:table-cell>
          <table:table-cell table:formula="of:=POWER(2;FLOOR(LOG([.D108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09]*12" office:value-type="float" office:value="1296" calcext:value-type="float">
            <text:p>1296</text:p>
          </table:table-cell>
          <table:table-cell table:formula="of:=POWER(2;FLOOR(LOG([.B109];2);1))" office:value-type="float" office:value="1024" calcext:value-type="float">
            <text:p>1024</text:p>
          </table:table-cell>
          <table:table-cell table:formula="of:=28*[.A109]" office:value-type="float" office:value="3024" calcext:value-type="float">
            <text:p>3024</text:p>
          </table:table-cell>
          <table:table-cell table:formula="of:=POWER(2;FLOOR(LOG([.D109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0]*12" office:value-type="float" office:value="1308" calcext:value-type="float">
            <text:p>1308</text:p>
          </table:table-cell>
          <table:table-cell table:formula="of:=POWER(2;FLOOR(LOG([.B110];2);1))" office:value-type="float" office:value="1024" calcext:value-type="float">
            <text:p>1024</text:p>
          </table:table-cell>
          <table:table-cell table:formula="of:=28*[.A110]" office:value-type="float" office:value="3052" calcext:value-type="float">
            <text:p>3052</text:p>
          </table:table-cell>
          <table:table-cell table:formula="of:=POWER(2;FLOOR(LOG([.D110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1]*12" office:value-type="float" office:value="1320" calcext:value-type="float">
            <text:p>1320</text:p>
          </table:table-cell>
          <table:table-cell table:formula="of:=POWER(2;FLOOR(LOG([.B111];2);1))" office:value-type="float" office:value="1024" calcext:value-type="float">
            <text:p>1024</text:p>
          </table:table-cell>
          <table:table-cell table:formula="of:=28*[.A111]" office:value-type="float" office:value="3080" calcext:value-type="float">
            <text:p>3080</text:p>
          </table:table-cell>
          <table:table-cell table:formula="of:=POWER(2;FLOOR(LOG([.D111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2]*12" office:value-type="float" office:value="1332" calcext:value-type="float">
            <text:p>1332</text:p>
          </table:table-cell>
          <table:table-cell table:formula="of:=POWER(2;FLOOR(LOG([.B112];2);1))" office:value-type="float" office:value="1024" calcext:value-type="float">
            <text:p>1024</text:p>
          </table:table-cell>
          <table:table-cell table:formula="of:=28*[.A112]" office:value-type="float" office:value="3108" calcext:value-type="float">
            <text:p>3108</text:p>
          </table:table-cell>
          <table:table-cell table:formula="of:=POWER(2;FLOOR(LOG([.D112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3]*12" office:value-type="float" office:value="1344" calcext:value-type="float">
            <text:p>1344</text:p>
          </table:table-cell>
          <table:table-cell table:formula="of:=POWER(2;FLOOR(LOG([.B113];2);1))" office:value-type="float" office:value="1024" calcext:value-type="float">
            <text:p>1024</text:p>
          </table:table-cell>
          <table:table-cell table:formula="of:=28*[.A113]" office:value-type="float" office:value="3136" calcext:value-type="float">
            <text:p>3136</text:p>
          </table:table-cell>
          <table:table-cell table:formula="of:=POWER(2;FLOOR(LOG([.D113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4]*12" office:value-type="float" office:value="1356" calcext:value-type="float">
            <text:p>1356</text:p>
          </table:table-cell>
          <table:table-cell table:formula="of:=POWER(2;FLOOR(LOG([.B114];2);1))" office:value-type="float" office:value="1024" calcext:value-type="float">
            <text:p>1024</text:p>
          </table:table-cell>
          <table:table-cell table:formula="of:=28*[.A114]" office:value-type="float" office:value="3164" calcext:value-type="float">
            <text:p>3164</text:p>
          </table:table-cell>
          <table:table-cell table:formula="of:=POWER(2;FLOOR(LOG([.D114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5]*12" office:value-type="float" office:value="1368" calcext:value-type="float">
            <text:p>1368</text:p>
          </table:table-cell>
          <table:table-cell table:formula="of:=POWER(2;FLOOR(LOG([.B115];2);1))" office:value-type="float" office:value="1024" calcext:value-type="float">
            <text:p>1024</text:p>
          </table:table-cell>
          <table:table-cell table:formula="of:=28*[.A115]" office:value-type="float" office:value="3192" calcext:value-type="float">
            <text:p>3192</text:p>
          </table:table-cell>
          <table:table-cell table:formula="of:=POWER(2;FLOOR(LOG([.D115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6]*12" office:value-type="float" office:value="1380" calcext:value-type="float">
            <text:p>1380</text:p>
          </table:table-cell>
          <table:table-cell table:formula="of:=POWER(2;FLOOR(LOG([.B116];2);1))" office:value-type="float" office:value="1024" calcext:value-type="float">
            <text:p>1024</text:p>
          </table:table-cell>
          <table:table-cell table:formula="of:=28*[.A116]" office:value-type="float" office:value="3220" calcext:value-type="float">
            <text:p>3220</text:p>
          </table:table-cell>
          <table:table-cell table:formula="of:=POWER(2;FLOOR(LOG([.D116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7]*12" office:value-type="float" office:value="1392" calcext:value-type="float">
            <text:p>1392</text:p>
          </table:table-cell>
          <table:table-cell table:formula="of:=POWER(2;FLOOR(LOG([.B117];2);1))" office:value-type="float" office:value="1024" calcext:value-type="float">
            <text:p>1024</text:p>
          </table:table-cell>
          <table:table-cell table:formula="of:=28*[.A117]" office:value-type="float" office:value="3248" calcext:value-type="float">
            <text:p>3248</text:p>
          </table:table-cell>
          <table:table-cell table:formula="of:=POWER(2;FLOOR(LOG([.D117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8]*12" office:value-type="float" office:value="1404" calcext:value-type="float">
            <text:p>1404</text:p>
          </table:table-cell>
          <table:table-cell table:formula="of:=POWER(2;FLOOR(LOG([.B118];2);1))" office:value-type="float" office:value="1024" calcext:value-type="float">
            <text:p>1024</text:p>
          </table:table-cell>
          <table:table-cell table:formula="of:=28*[.A118]" office:value-type="float" office:value="3276" calcext:value-type="float">
            <text:p>3276</text:p>
          </table:table-cell>
          <table:table-cell table:formula="of:=POWER(2;FLOOR(LOG([.D118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19]*12" office:value-type="float" office:value="1416" calcext:value-type="float">
            <text:p>1416</text:p>
          </table:table-cell>
          <table:table-cell table:formula="of:=POWER(2;FLOOR(LOG([.B119];2);1))" office:value-type="float" office:value="1024" calcext:value-type="float">
            <text:p>1024</text:p>
          </table:table-cell>
          <table:table-cell table:formula="of:=28*[.A119]" office:value-type="float" office:value="3304" calcext:value-type="float">
            <text:p>3304</text:p>
          </table:table-cell>
          <table:table-cell table:formula="of:=POWER(2;FLOOR(LOG([.D119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0]*12" office:value-type="float" office:value="1428" calcext:value-type="float">
            <text:p>1428</text:p>
          </table:table-cell>
          <table:table-cell table:formula="of:=POWER(2;FLOOR(LOG([.B120];2);1))" office:value-type="float" office:value="1024" calcext:value-type="float">
            <text:p>1024</text:p>
          </table:table-cell>
          <table:table-cell table:formula="of:=28*[.A120]" office:value-type="float" office:value="3332" calcext:value-type="float">
            <text:p>3332</text:p>
          </table:table-cell>
          <table:table-cell table:formula="of:=POWER(2;FLOOR(LOG([.D120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1]*12" office:value-type="float" office:value="1440" calcext:value-type="float">
            <text:p>1440</text:p>
          </table:table-cell>
          <table:table-cell table:formula="of:=POWER(2;FLOOR(LOG([.B121];2);1))" office:value-type="float" office:value="1024" calcext:value-type="float">
            <text:p>1024</text:p>
          </table:table-cell>
          <table:table-cell table:formula="of:=28*[.A121]" office:value-type="float" office:value="3360" calcext:value-type="float">
            <text:p>3360</text:p>
          </table:table-cell>
          <table:table-cell table:formula="of:=POWER(2;FLOOR(LOG([.D121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2]*12" office:value-type="float" office:value="1452" calcext:value-type="float">
            <text:p>1452</text:p>
          </table:table-cell>
          <table:table-cell table:formula="of:=POWER(2;FLOOR(LOG([.B122];2);1))" office:value-type="float" office:value="1024" calcext:value-type="float">
            <text:p>1024</text:p>
          </table:table-cell>
          <table:table-cell table:formula="of:=28*[.A122]" office:value-type="float" office:value="3388" calcext:value-type="float">
            <text:p>3388</text:p>
          </table:table-cell>
          <table:table-cell table:formula="of:=POWER(2;FLOOR(LOG([.D122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3]*12" office:value-type="float" office:value="1464" calcext:value-type="float">
            <text:p>1464</text:p>
          </table:table-cell>
          <table:table-cell table:formula="of:=POWER(2;FLOOR(LOG([.B123];2);1))" office:value-type="float" office:value="1024" calcext:value-type="float">
            <text:p>1024</text:p>
          </table:table-cell>
          <table:table-cell table:formula="of:=28*[.A123]" office:value-type="float" office:value="3416" calcext:value-type="float">
            <text:p>3416</text:p>
          </table:table-cell>
          <table:table-cell table:formula="of:=POWER(2;FLOOR(LOG([.D123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4]*12" office:value-type="float" office:value="1476" calcext:value-type="float">
            <text:p>1476</text:p>
          </table:table-cell>
          <table:table-cell table:formula="of:=POWER(2;FLOOR(LOG([.B124];2);1))" office:value-type="float" office:value="1024" calcext:value-type="float">
            <text:p>1024</text:p>
          </table:table-cell>
          <table:table-cell table:formula="of:=28*[.A124]" office:value-type="float" office:value="3444" calcext:value-type="float">
            <text:p>3444</text:p>
          </table:table-cell>
          <table:table-cell table:formula="of:=POWER(2;FLOOR(LOG([.D124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5]*12" office:value-type="float" office:value="1488" calcext:value-type="float">
            <text:p>1488</text:p>
          </table:table-cell>
          <table:table-cell table:formula="of:=POWER(2;FLOOR(LOG([.B125];2);1))" office:value-type="float" office:value="1024" calcext:value-type="float">
            <text:p>1024</text:p>
          </table:table-cell>
          <table:table-cell table:formula="of:=28*[.A125]" office:value-type="float" office:value="3472" calcext:value-type="float">
            <text:p>3472</text:p>
          </table:table-cell>
          <table:table-cell table:formula="of:=POWER(2;FLOOR(LOG([.D125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6]*12" office:value-type="float" office:value="1500" calcext:value-type="float">
            <text:p>1500</text:p>
          </table:table-cell>
          <table:table-cell table:formula="of:=POWER(2;FLOOR(LOG([.B126];2);1))" office:value-type="float" office:value="1024" calcext:value-type="float">
            <text:p>1024</text:p>
          </table:table-cell>
          <table:table-cell table:formula="of:=28*[.A126]" office:value-type="float" office:value="3500" calcext:value-type="float">
            <text:p>3500</text:p>
          </table:table-cell>
          <table:table-cell table:formula="of:=POWER(2;FLOOR(LOG([.D126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7]*12" office:value-type="float" office:value="1512" calcext:value-type="float">
            <text:p>1512</text:p>
          </table:table-cell>
          <table:table-cell table:formula="of:=POWER(2;FLOOR(LOG([.B127];2);1))" office:value-type="float" office:value="1024" calcext:value-type="float">
            <text:p>1024</text:p>
          </table:table-cell>
          <table:table-cell table:formula="of:=28*[.A127]" office:value-type="float" office:value="3528" calcext:value-type="float">
            <text:p>3528</text:p>
          </table:table-cell>
          <table:table-cell table:formula="of:=POWER(2;FLOOR(LOG([.D127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8]*12" office:value-type="float" office:value="1524" calcext:value-type="float">
            <text:p>1524</text:p>
          </table:table-cell>
          <table:table-cell table:formula="of:=POWER(2;FLOOR(LOG([.B128];2);1))" office:value-type="float" office:value="1024" calcext:value-type="float">
            <text:p>1024</text:p>
          </table:table-cell>
          <table:table-cell table:formula="of:=28*[.A128]" office:value-type="float" office:value="3556" calcext:value-type="float">
            <text:p>3556</text:p>
          </table:table-cell>
          <table:table-cell table:formula="of:=POWER(2;FLOOR(LOG([.D128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29]*12" office:value-type="float" office:value="1536" calcext:value-type="float">
            <text:p>1536</text:p>
          </table:table-cell>
          <table:table-cell table:formula="of:=POWER(2;FLOOR(LOG([.B129];2);1))" office:value-type="float" office:value="1024" calcext:value-type="float">
            <text:p>1024</text:p>
          </table:table-cell>
          <table:table-cell table:formula="of:=28*[.A129]" office:value-type="float" office:value="3584" calcext:value-type="float">
            <text:p>3584</text:p>
          </table:table-cell>
          <table:table-cell table:formula="of:=POWER(2;FLOOR(LOG([.D129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0]*12" office:value-type="float" office:value="1548" calcext:value-type="float">
            <text:p>1548</text:p>
          </table:table-cell>
          <table:table-cell table:formula="of:=POWER(2;FLOOR(LOG([.B130];2);1))" office:value-type="float" office:value="1024" calcext:value-type="float">
            <text:p>1024</text:p>
          </table:table-cell>
          <table:table-cell table:formula="of:=28*[.A130]" office:value-type="float" office:value="3612" calcext:value-type="float">
            <text:p>3612</text:p>
          </table:table-cell>
          <table:table-cell table:formula="of:=POWER(2;FLOOR(LOG([.D130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1]*12" office:value-type="float" office:value="1560" calcext:value-type="float">
            <text:p>1560</text:p>
          </table:table-cell>
          <table:table-cell table:formula="of:=POWER(2;FLOOR(LOG([.B131];2);1))" office:value-type="float" office:value="1024" calcext:value-type="float">
            <text:p>1024</text:p>
          </table:table-cell>
          <table:table-cell table:formula="of:=28*[.A131]" office:value-type="float" office:value="3640" calcext:value-type="float">
            <text:p>3640</text:p>
          </table:table-cell>
          <table:table-cell table:formula="of:=POWER(2;FLOOR(LOG([.D131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2]*12" office:value-type="float" office:value="1572" calcext:value-type="float">
            <text:p>1572</text:p>
          </table:table-cell>
          <table:table-cell table:formula="of:=POWER(2;FLOOR(LOG([.B132];2);1))" office:value-type="float" office:value="1024" calcext:value-type="float">
            <text:p>1024</text:p>
          </table:table-cell>
          <table:table-cell table:formula="of:=28*[.A132]" office:value-type="float" office:value="3668" calcext:value-type="float">
            <text:p>3668</text:p>
          </table:table-cell>
          <table:table-cell table:formula="of:=POWER(2;FLOOR(LOG([.D132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3]*12" office:value-type="float" office:value="1584" calcext:value-type="float">
            <text:p>1584</text:p>
          </table:table-cell>
          <table:table-cell table:formula="of:=POWER(2;FLOOR(LOG([.B133];2);1))" office:value-type="float" office:value="1024" calcext:value-type="float">
            <text:p>1024</text:p>
          </table:table-cell>
          <table:table-cell table:formula="of:=28*[.A133]" office:value-type="float" office:value="3696" calcext:value-type="float">
            <text:p>3696</text:p>
          </table:table-cell>
          <table:table-cell table:formula="of:=POWER(2;FLOOR(LOG([.D133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4]*12" office:value-type="float" office:value="1596" calcext:value-type="float">
            <text:p>1596</text:p>
          </table:table-cell>
          <table:table-cell table:formula="of:=POWER(2;FLOOR(LOG([.B134];2);1))" office:value-type="float" office:value="1024" calcext:value-type="float">
            <text:p>1024</text:p>
          </table:table-cell>
          <table:table-cell table:formula="of:=28*[.A134]" office:value-type="float" office:value="3724" calcext:value-type="float">
            <text:p>3724</text:p>
          </table:table-cell>
          <table:table-cell table:formula="of:=POWER(2;FLOOR(LOG([.D134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5]*12" office:value-type="float" office:value="1608" calcext:value-type="float">
            <text:p>1608</text:p>
          </table:table-cell>
          <table:table-cell table:formula="of:=POWER(2;FLOOR(LOG([.B135];2);1))" office:value-type="float" office:value="1024" calcext:value-type="float">
            <text:p>1024</text:p>
          </table:table-cell>
          <table:table-cell table:formula="of:=28*[.A135]" office:value-type="float" office:value="3752" calcext:value-type="float">
            <text:p>3752</text:p>
          </table:table-cell>
          <table:table-cell table:formula="of:=POWER(2;FLOOR(LOG([.D135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6]*12" office:value-type="float" office:value="1620" calcext:value-type="float">
            <text:p>1620</text:p>
          </table:table-cell>
          <table:table-cell table:formula="of:=POWER(2;FLOOR(LOG([.B136];2);1))" office:value-type="float" office:value="1024" calcext:value-type="float">
            <text:p>1024</text:p>
          </table:table-cell>
          <table:table-cell table:formula="of:=28*[.A136]" office:value-type="float" office:value="3780" calcext:value-type="float">
            <text:p>3780</text:p>
          </table:table-cell>
          <table:table-cell table:formula="of:=POWER(2;FLOOR(LOG([.D136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7]*12" office:value-type="float" office:value="1632" calcext:value-type="float">
            <text:p>1632</text:p>
          </table:table-cell>
          <table:table-cell table:formula="of:=POWER(2;FLOOR(LOG([.B137];2);1))" office:value-type="float" office:value="1024" calcext:value-type="float">
            <text:p>1024</text:p>
          </table:table-cell>
          <table:table-cell table:formula="of:=28*[.A137]" office:value-type="float" office:value="3808" calcext:value-type="float">
            <text:p>3808</text:p>
          </table:table-cell>
          <table:table-cell table:formula="of:=POWER(2;FLOOR(LOG([.D137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8]*12" office:value-type="float" office:value="1644" calcext:value-type="float">
            <text:p>1644</text:p>
          </table:table-cell>
          <table:table-cell table:formula="of:=POWER(2;FLOOR(LOG([.B138];2);1))" office:value-type="float" office:value="1024" calcext:value-type="float">
            <text:p>1024</text:p>
          </table:table-cell>
          <table:table-cell table:formula="of:=28*[.A138]" office:value-type="float" office:value="3836" calcext:value-type="float">
            <text:p>3836</text:p>
          </table:table-cell>
          <table:table-cell table:formula="of:=POWER(2;FLOOR(LOG([.D138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39]*12" office:value-type="float" office:value="1656" calcext:value-type="float">
            <text:p>1656</text:p>
          </table:table-cell>
          <table:table-cell table:formula="of:=POWER(2;FLOOR(LOG([.B139];2);1))" office:value-type="float" office:value="1024" calcext:value-type="float">
            <text:p>1024</text:p>
          </table:table-cell>
          <table:table-cell table:formula="of:=28*[.A139]" office:value-type="float" office:value="3864" calcext:value-type="float">
            <text:p>3864</text:p>
          </table:table-cell>
          <table:table-cell table:formula="of:=POWER(2;FLOOR(LOG([.D139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0]*12" office:value-type="float" office:value="1668" calcext:value-type="float">
            <text:p>1668</text:p>
          </table:table-cell>
          <table:table-cell table:formula="of:=POWER(2;FLOOR(LOG([.B140];2);1))" office:value-type="float" office:value="1024" calcext:value-type="float">
            <text:p>1024</text:p>
          </table:table-cell>
          <table:table-cell table:formula="of:=28*[.A140]" office:value-type="float" office:value="3892" calcext:value-type="float">
            <text:p>3892</text:p>
          </table:table-cell>
          <table:table-cell table:formula="of:=POWER(2;FLOOR(LOG([.D140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1]*12" office:value-type="float" office:value="1680" calcext:value-type="float">
            <text:p>1680</text:p>
          </table:table-cell>
          <table:table-cell table:formula="of:=POWER(2;FLOOR(LOG([.B141];2);1))" office:value-type="float" office:value="1024" calcext:value-type="float">
            <text:p>1024</text:p>
          </table:table-cell>
          <table:table-cell table:formula="of:=28*[.A141]" office:value-type="float" office:value="3920" calcext:value-type="float">
            <text:p>3920</text:p>
          </table:table-cell>
          <table:table-cell table:formula="of:=POWER(2;FLOOR(LOG([.D141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2]*12" office:value-type="float" office:value="1692" calcext:value-type="float">
            <text:p>1692</text:p>
          </table:table-cell>
          <table:table-cell table:formula="of:=POWER(2;FLOOR(LOG([.B142];2);1))" office:value-type="float" office:value="1024" calcext:value-type="float">
            <text:p>1024</text:p>
          </table:table-cell>
          <table:table-cell table:formula="of:=28*[.A142]" office:value-type="float" office:value="3948" calcext:value-type="float">
            <text:p>3948</text:p>
          </table:table-cell>
          <table:table-cell table:formula="of:=POWER(2;FLOOR(LOG([.D142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3]*12" office:value-type="float" office:value="1704" calcext:value-type="float">
            <text:p>1704</text:p>
          </table:table-cell>
          <table:table-cell table:formula="of:=POWER(2;FLOOR(LOG([.B143];2);1))" office:value-type="float" office:value="1024" calcext:value-type="float">
            <text:p>1024</text:p>
          </table:table-cell>
          <table:table-cell table:formula="of:=28*[.A143]" office:value-type="float" office:value="3976" calcext:value-type="float">
            <text:p>3976</text:p>
          </table:table-cell>
          <table:table-cell table:formula="of:=POWER(2;FLOOR(LOG([.D143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4]*12" office:value-type="float" office:value="1716" calcext:value-type="float">
            <text:p>1716</text:p>
          </table:table-cell>
          <table:table-cell table:formula="of:=POWER(2;FLOOR(LOG([.B144];2);1))" office:value-type="float" office:value="1024" calcext:value-type="float">
            <text:p>1024</text:p>
          </table:table-cell>
          <table:table-cell table:formula="of:=28*[.A144]" office:value-type="float" office:value="4004" calcext:value-type="float">
            <text:p>4004</text:p>
          </table:table-cell>
          <table:table-cell table:formula="of:=POWER(2;FLOOR(LOG([.D144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5]*12" office:value-type="float" office:value="1728" calcext:value-type="float">
            <text:p>1728</text:p>
          </table:table-cell>
          <table:table-cell table:formula="of:=POWER(2;FLOOR(LOG([.B145];2);1))" office:value-type="float" office:value="1024" calcext:value-type="float">
            <text:p>1024</text:p>
          </table:table-cell>
          <table:table-cell table:formula="of:=28*[.A145]" office:value-type="float" office:value="4032" calcext:value-type="float">
            <text:p>4032</text:p>
          </table:table-cell>
          <table:table-cell table:formula="of:=POWER(2;FLOOR(LOG([.D145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6]*12" office:value-type="float" office:value="1740" calcext:value-type="float">
            <text:p>1740</text:p>
          </table:table-cell>
          <table:table-cell table:formula="of:=POWER(2;FLOOR(LOG([.B146];2);1))" office:value-type="float" office:value="1024" calcext:value-type="float">
            <text:p>1024</text:p>
          </table:table-cell>
          <table:table-cell table:formula="of:=28*[.A146]" office:value-type="float" office:value="4060" calcext:value-type="float">
            <text:p>4060</text:p>
          </table:table-cell>
          <table:table-cell table:formula="of:=POWER(2;FLOOR(LOG([.D146];2);1)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7]*12" office:value-type="float" office:value="1752" calcext:value-type="float">
            <text:p>1752</text:p>
          </table:table-cell>
          <table:table-cell table:formula="of:=POWER(2;FLOOR(LOG([.B147];2);1))" office:value-type="float" office:value="1024" calcext:value-type="float">
            <text:p>1024</text:p>
          </table:table-cell>
          <table:table-cell table:formula="of:=28*[.A147]" office:value-type="float" office:value="4088" calcext:value-type="float">
            <text:p>4088</text:p>
          </table:table-cell>
          <table:table-cell table:formula="of:=POWER(2;FLOOR(LOG([.D147];2);1))" office:value-type="float" office:value="2048" calcext:value-type="float">
            <text:p>2048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formula="of:=[.A148]*12" office:value-type="float" office:value="1764" calcext:value-type="float">
            <text:p>1764</text:p>
          </table:table-cell>
          <table:table-cell table:formula="of:=POWER(2;FLOOR(LOG([.B148];2);1))" office:value-type="float" office:value="1024" calcext:value-type="float">
            <text:p>1024</text:p>
          </table:table-cell>
          <table:table-cell table:style-name="ce2" table:formula="of:=28*[.A148]" office:value-type="float" office:value="4116" calcext:value-type="float">
            <text:p>4116</text:p>
          </table:table-cell>
          <table:table-cell table:style-name="ce2" table:formula="of:=POWER(2;FLOOR(LOG([.D148];2);1))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49]*12" office:value-type="float" office:value="1776" calcext:value-type="float">
            <text:p>1776</text:p>
          </table:table-cell>
          <table:table-cell table:formula="of:=POWER(2;FLOOR(LOG([.B149];2);1))" office:value-type="float" office:value="1024" calcext:value-type="float">
            <text:p>1024</text:p>
          </table:table-cell>
          <table:table-cell table:formula="of:=28*[.A149]" office:value-type="float" office:value="4144" calcext:value-type="float">
            <text:p>4144</text:p>
          </table:table-cell>
          <table:table-cell table:formula="of:=POWER(2;FLOOR(LOG([.D149];2);1))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0]*12" office:value-type="float" office:value="1788" calcext:value-type="float">
            <text:p>1788</text:p>
          </table:table-cell>
          <table:table-cell table:formula="of:=POWER(2;FLOOR(LOG([.B150];2);1))" office:value-type="float" office:value="1024" calcext:value-type="float">
            <text:p>1024</text:p>
          </table:table-cell>
          <table:table-cell table:formula="of:=28*[.A150]" office:value-type="float" office:value="4172" calcext:value-type="float">
            <text:p>4172</text:p>
          </table:table-cell>
          <table:table-cell table:formula="of:=POWER(2;FLOOR(LOG([.D150];2);1))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1]*12" office:value-type="float" office:value="1800" calcext:value-type="float">
            <text:p>1800</text:p>
          </table:table-cell>
          <table:table-cell table:formula="of:=POWER(2;FLOOR(LOG([.B151];2);1))" office:value-type="float" office:value="1024" calcext:value-type="float">
            <text:p>1024</text:p>
          </table:table-cell>
          <table:table-cell table:formula="of:=28*[.A151]" office:value-type="float" office:value="4200" calcext:value-type="float">
            <text:p>4200</text:p>
          </table:table-cell>
          <table:table-cell table:formula="of:=POWER(2;FLOOR(LOG([.D151];2);1))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2]*12" office:value-type="float" office:value="1812" calcext:value-type="float">
            <text:p>1812</text:p>
          </table:table-cell>
          <table:table-cell table:formula="of:=POWER(2;FLOOR(LOG([.B152];2);1))" office:value-type="float" office:value="1024" calcext:value-type="float">
            <text:p>1024</text:p>
          </table:table-cell>
          <table:table-cell table:formula="of:=28*[.A152]" office:value-type="float" office:value="4228" calcext:value-type="float">
            <text:p>4228</text:p>
          </table:table-cell>
          <table:table-cell table:formula="of:=POWER(2;FLOOR(LOG([.D152];2);1))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3]*12" office:value-type="float" office:value="1824" calcext:value-type="float">
            <text:p>1824</text:p>
          </table:table-cell>
          <table:table-cell table:formula="of:=POWER(2;FLOOR(LOG([.B153];2);1))" office:value-type="float" office:value="1024" calcext:value-type="float">
            <text:p>1024</text:p>
          </table:table-cell>
          <table:table-cell table:formula="of:=28*[.A153]" office:value-type="float" office:value="4256" calcext:value-type="float">
            <text:p>4256</text:p>
          </table:table-cell>
          <table:table-cell table:formula="of:=POWER(2;FLOOR(LOG([.D153];2);1))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4]*12" office:value-type="float" office:value="1836" calcext:value-type="float">
            <text:p>1836</text:p>
          </table:table-cell>
          <table:table-cell table:formula="of:=POWER(2;FLOOR(LOG([.B154];2);1))" office:value-type="float" office:value="1024" calcext:value-type="float">
            <text:p>1024</text:p>
          </table:table-cell>
          <table:table-cell table:formula="of:=28*[.A154]" office:value-type="float" office:value="4284" calcext:value-type="float">
            <text:p>4284</text:p>
          </table:table-cell>
          <table:table-cell table:formula="of:=POWER(2;FLOOR(LOG([.D154];2);1))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5]*12" office:value-type="float" office:value="1848" calcext:value-type="float">
            <text:p>1848</text:p>
          </table:table-cell>
          <table:table-cell table:formula="of:=POWER(2;FLOOR(LOG([.B155];2);1))" office:value-type="float" office:value="1024" calcext:value-type="float">
            <text:p>1024</text:p>
          </table:table-cell>
          <table:table-cell table:formula="of:=28*[.A155]" office:value-type="float" office:value="4312" calcext:value-type="float">
            <text:p>4312</text:p>
          </table:table-cell>
          <table:table-cell table:formula="of:=POWER(2;FLOOR(LOG([.D155];2);1))" office:value-type="float" office:value="4096" calcext:value-type="float">
            <text:p>40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16:37:53.628549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6:37:55.270455171</meta:creation-date>
    <meta:editing-duration>PT18H41M25S</meta:editing-duration>
    <meta:editing-cycles>2</meta:editing-cycles>
    <meta:generator>LibreOffice/4.4.6.3$Linux_X86_64 LibreOffice_project/40m0$Build-3</meta:generator>
    <meta:initial-creator>Rene Milk</meta:initial-creator>
    <dc:date>2015-11-18T11:34:29.767313838</dc:date>
    <dc:creator>Rene Milk</dc:creator>
    <meta:document-statistic meta:table-count="2" meta:cell-count="997" meta:object-count="0"/>
  </office:meta>
</office:document-meta>
</file>